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erif" svg:font-family="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margin-left="0cm" fo:margin-right="-0.021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style:font-name="Times New Roman1"/>
    </style:style>
    <style:style style:name="T2" style:family="text">
      <style:text-properties fo:font-variant="normal" fo:text-transform="none" fo:color="#000000" style:font-name="serif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style:font-name="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style:font-name="Times New Roman1" fo:font-size="11pt" fo:letter-spacing="normal" fo:font-style="normal" fo:font-weight="normal" style:font-size-asian="11pt" style:font-size-complex="11pt"/>
    </style:style>
    <style:style style:name="T6" style:family="text">
      <style:text-properties style:font-name="Times New Roman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CII_TO_MATRIX_LOOKUP_TABLE:</text:p>
      <text:p text:style-name="P1"><text:tab/>9E00<text:tab/><text:tab/>A0<text:tab/><text:tab/><text:tab/><text:tab/><text:tab/><text:tab/>;Table rows.</text:p>
      <text:p text:style-name="P1"><text:tab/>9E01<text:tab/><text:tab/>A1<text:tab/><text:tab/><text:tab/><text:tab/><text:tab/><text:tab/>;High byte of matrix character.</text:p>
      <text:p text:style-name="P1"><text:tab/>9E02<text:tab/><text:tab/>A2</text:p>
      <text:p text:style-name="P1"><text:tab/>9E03<text:tab/><text:tab/>A3</text:p>
      <text:p text:style-name="P1"><text:tab/>9E04<text:tab/><text:tab/>A4</text:p>
      <text:p text:style-name="P1"><text:tab/>9E05<text:tab/><text:tab/>A5</text:p>
      <text:p text:style-name="P1"><text:tab/>9E06<text:tab/><text:tab/>A6</text:p>
      <text:p text:style-name="P1"><text:tab/>9E07<text:tab/><text:tab/>A7</text:p>
      <text:p text:style-name="P1"><text:tab/>9E08<text:tab/><text:tab/>A8<text:tab/></text:p>
      <text:p text:style-name="P1"/>
      <text:p text:style-name="P1"><text:tab/>9F00<text:tab/><text:tab/>00<text:tab/><text:tab/><text:tab/><text:tab/><text:tab/><text:tab/>;Table columns.</text:p>
      <text:p text:style-name="P1"><text:tab/>9F01<text:tab/><text:tab/>08<text:tab/><text:tab/><text:tab/><text:tab/><text:tab/><text:tab/>;Low byte of matrix character.</text:p>
      <text:p text:style-name="P1"><text:tab/>9F02<text:tab/><text:tab/>10</text:p>
      <text:p text:style-name="P1"><text:tab/>9F03<text:tab/><text:tab/>18</text:p>
      <text:p text:style-name="P1"><text:tab/>9F04<text:tab/><text:tab/>20</text:p>
      <text:p text:style-name="P1"><text:tab/>9F05<text:tab/><text:tab/>28</text:p>
      <text:p text:style-name="P1"><text:tab/>9F06<text:tab/><text:tab/>30</text:p>
      <text:p text:style-name="P1"><text:tab/>9F07<text:tab/><text:tab/>38</text:p>
      <text:p text:style-name="P1"><text:tab/>9F08<text:tab/><text:tab/>40</text:p>
      <text:p text:style-name="P1"><text:tab/>9F09<text:tab/><text:tab/>48</text:p>
      <text:p text:style-name="P1"><text:tab/>9F0A<text:tab/><text:tab/>50</text:p>
      <text:p text:style-name="P1"><text:tab/>9F0B<text:tab/><text:tab/>58</text:p>
      <text:p text:style-name="P1"><text:tab/>9F0C<text:tab/><text:tab/>60</text:p>
      <text:p text:style-name="P1"><text:tab/>9F0D<text:tab/><text:tab/>68</text:p>
      <text:p text:style-name="P1"><text:tab/>9F0E<text:tab/><text:tab/>70</text:p>
      <text:p text:style-name="P1"><text:tab/>9F0F<text:tab/><text:tab/>78</text:p>
      <text:p text:style-name="P1"/>
      <text:p text:style-name="P1"><text:tab/>9F10<text:tab/><text:tab/>80</text:p>
      <text:p text:style-name="P1"><text:tab/>9F11<text:tab/><text:tab/>88</text:p>
      <text:p text:style-name="P1"><text:tab/>9F12<text:tab/><text:tab/>90</text:p>
      <text:p text:style-name="P1"><text:tab/>9F13<text:tab/><text:tab/>98</text:p>
      <text:p text:style-name="P1"><text:tab/>9F14<text:tab/><text:tab/>A0</text:p>
      <text:p text:style-name="P1"><text:tab/>9F15<text:tab/><text:tab/>A8</text:p>
      <text:p text:style-name="P1"><text:tab/>9F16<text:tab/><text:tab/>B0</text:p>
      <text:p text:style-name="P1"><text:tab/>9F17<text:tab/><text:tab/>B8</text:p>
      <text:p text:style-name="P1"><text:tab/>9F18<text:tab/><text:tab/>C0</text:p>
      <text:p text:style-name="P1"><text:tab/>9F19<text:tab/><text:tab/>C8</text:p>
      <text:p text:style-name="P1"><text:tab/>9F1A<text:tab/><text:tab/>D0</text:p>
      <text:p text:style-name="P1"><text:tab/>9F1B<text:tab/><text:tab/>D8</text:p>
      <text:p text:style-name="P1"><text:tab/>9F1C<text:tab/><text:tab/>E0</text:p>
      <text:p text:style-name="P1"><text:tab/>9F1D<text:tab/><text:tab/>E8</text:p>
      <text:p text:style-name="P1"><text:tab/>9F1E<text:tab/><text:tab/>F0</text:p>
      <text:p text:style-name="P1"><text:tab/>9F1F<text:tab/><text:tab/>F8</text:p>
      <text:p text:style-name="P1"/>
      <text:p text:style-name="P1"><text:tab/>9F20<text:tab/><text:tab/>00<text:tab/><text:tab/><text:tab/><text:tab/></text:p>
      <text:p text:style-name="P1"><text:tab/>9F21<text:tab/><text:tab/>08<text:tab/><text:tab/><text:tab/><text:tab/><text:tab/><text:tab/></text:p>
      <text:p text:style-name="P1"><text:tab/>9F22<text:tab/><text:tab/>10</text:p>
      <text:p text:style-name="P1"><text:tab/>9F23<text:tab/><text:tab/>18</text:p>
      <text:p text:style-name="P1"><text:tab/>9F24<text:tab/><text:tab/>20</text:p>
      <text:p text:style-name="P1"><text:tab/>9F25<text:tab/><text:tab/>28</text:p>
      <text:p text:style-name="P1"><text:tab/>9F26<text:tab/><text:tab/>30</text:p>
      <text:p text:style-name="P1"><text:tab/>9F27<text:tab/><text:tab/>38</text:p>
      <text:p text:style-name="P1"><text:tab/>9F28<text:tab/><text:tab/>40</text:p>
      <text:p text:style-name="P1"><text:tab/>9F29<text:tab/><text:tab/>48</text:p>
      <text:p text:style-name="P1"><text:tab/>9F2A<text:tab/><text:tab/>50</text:p>
      <text:p text:style-name="P1"><text:tab/>9F2B<text:tab/><text:tab/>58</text:p>
      <text:p text:style-name="P1"><text:tab/>9F2C<text:tab/><text:tab/>60</text:p>
      <text:p text:style-name="P1"><text:tab/>9F2D<text:tab/><text:tab/>68</text:p>
      <text:p text:style-name="P1"><text:tab/>9F2E<text:tab/><text:tab/>70</text:p>
      <text:p text:style-name="P1"><text:tab/>9F2F<text:tab/><text:tab/>78</text:p>
      <text:p text:style-name="P1"><text:soft-page-break/></text:p>
      <text:p text:style-name="P1"><text:tab/>9F30<text:tab/><text:tab/>80</text:p>
      <text:p text:style-name="P1"><text:tab/>9F31<text:tab/><text:tab/>88</text:p>
      <text:p text:style-name="P1"><text:tab/>9F32<text:tab/><text:tab/>90</text:p>
      <text:p text:style-name="P1"><text:tab/>9F33<text:tab/><text:tab/>98</text:p>
      <text:p text:style-name="P1"><text:tab/>9F34<text:tab/><text:tab/>A0</text:p>
      <text:p text:style-name="P1"><text:tab/>9F35<text:tab/><text:tab/>A8</text:p>
      <text:p text:style-name="P1"><text:tab/>9F36<text:tab/><text:tab/>B0</text:p>
      <text:p text:style-name="P1"><text:tab/>9F37<text:tab/><text:tab/>B8</text:p>
      <text:p text:style-name="P1"><text:tab/>9F38<text:tab/><text:tab/>C0</text:p>
      <text:p text:style-name="P1"><text:tab/>9F39<text:tab/><text:tab/>C8</text:p>
      <text:p text:style-name="P1"><text:tab/>9F3A<text:tab/><text:tab/>D0</text:p>
      <text:p text:style-name="P1"><text:tab/>9F3B<text:tab/><text:tab/>D8</text:p>
      <text:p text:style-name="P1"><text:tab/>9F3C<text:tab/><text:tab/>E0</text:p>
      <text:p text:style-name="P1"><text:tab/>9F3D<text:tab/><text:tab/>E8</text:p>
      <text:p text:style-name="P1"><text:tab/>9F3E<text:tab/><text:tab/>F0</text:p>
      <text:p text:style-name="P1"><text:tab/>9F3F<text:tab/><text:tab/>F8</text:p>
      <text:p text:style-name="P1"><text:tab/></text:p>
      <text:p text:style-name="P1"><text:tab/>9F40<text:tab/><text:tab/>00<text:tab/><text:tab/><text:tab/><text:tab/><text:tab/><text:tab/></text:p>
      <text:p text:style-name="P1"><text:tab/>9F41<text:tab/><text:tab/>08<text:tab/><text:tab/><text:tab/><text:tab/><text:tab/><text:tab/></text:p>
      <text:p text:style-name="P1"><text:tab/>9F42<text:tab/><text:tab/>10</text:p>
      <text:p text:style-name="P1"><text:tab/>9F43<text:tab/><text:tab/>18</text:p>
      <text:p text:style-name="P1"><text:tab/>9F44<text:tab/><text:tab/>20</text:p>
      <text:p text:style-name="P1"><text:tab/>9F45<text:tab/><text:tab/>28</text:p>
      <text:p text:style-name="P1"><text:tab/>9F46<text:tab/><text:tab/>30</text:p>
      <text:p text:style-name="P1"><text:tab/>9F47<text:tab/><text:tab/>38</text:p>
      <text:p text:style-name="P1"><text:tab/>9F48<text:tab/><text:tab/>40</text:p>
      <text:p text:style-name="P1"><text:tab/>9F49<text:tab/><text:tab/>48</text:p>
      <text:p text:style-name="P1"><text:tab/>9F4A<text:tab/><text:tab/>50</text:p>
      <text:p text:style-name="P1"><text:tab/>9F4B<text:tab/><text:tab/>58</text:p>
      <text:p text:style-name="P1"><text:tab/>9F4C<text:tab/><text:tab/>60</text:p>
      <text:p text:style-name="P1"><text:tab/>9F4D<text:tab/><text:tab/>68</text:p>
      <text:p text:style-name="P1"><text:tab/>9F4E<text:tab/><text:tab/>70</text:p>
      <text:p text:style-name="P1"><text:tab/>9F4F<text:tab/><text:tab/>78</text:p>
      <text:p text:style-name="P1"/>
      <text:p text:style-name="P1"><text:tab/>9F50<text:tab/><text:tab/>80</text:p>
      <text:p text:style-name="P1"><text:tab/>9F51<text:tab/><text:tab/>88</text:p>
      <text:p text:style-name="P1"><text:tab/>9F52<text:tab/><text:tab/>90</text:p>
      <text:p text:style-name="P1"><text:tab/>9F53<text:tab/><text:tab/>98</text:p>
      <text:p text:style-name="P1"><text:tab/>9F54<text:tab/><text:tab/>A0</text:p>
      <text:p text:style-name="P1"><text:tab/>9F55<text:tab/><text:tab/>A8</text:p>
      <text:p text:style-name="P1"><text:tab/>9F56<text:tab/><text:tab/>B0</text:p>
      <text:p text:style-name="P1"><text:tab/>9F57<text:tab/><text:tab/>B8</text:p>
      <text:p text:style-name="P1"><text:tab/>9F58<text:tab/><text:tab/>C0</text:p>
      <text:p text:style-name="P1"><text:tab/>9F59<text:tab/><text:tab/>C8</text:p>
      <text:p text:style-name="P1"><text:tab/>9F5A<text:tab/><text:tab/>D0</text:p>
      <text:p text:style-name="P1"><text:tab/>9F5B<text:tab/><text:tab/>D8</text:p>
      <text:p text:style-name="P1"><text:tab/>9F5C<text:tab/><text:tab/>E0</text:p>
      <text:p text:style-name="P1"><text:tab/>9F5D<text:tab/><text:tab/>E8</text:p>
      <text:p text:style-name="P1"><text:tab/>9F5E<text:tab/><text:tab/>F0</text:p>
      <text:p text:style-name="P1"><text:tab/>9F5F<text:tab/><text:tab/>F8</text:p>
      <text:p text:style-name="P1"/>
      <text:p text:style-name="P1"><text:tab/>9F60<text:tab/><text:tab/>00</text:p>
      <text:p text:style-name="P1"><text:tab/>9F61<text:tab/><text:tab/>08</text:p>
      <text:p text:style-name="P1"><text:tab/>9F62<text:tab/><text:tab/>10</text:p>
      <text:p text:style-name="P1"><text:tab/>9F63<text:tab/><text:tab/>18</text:p>
      <text:p text:style-name="P1"><text:tab/>9F64<text:tab/><text:tab/>20</text:p>
      <text:p text:style-name="P1"><text:tab/>9F65<text:tab/><text:tab/>28</text:p>
      <text:p text:style-name="P1"><text:tab/>9F66<text:tab/><text:tab/>30</text:p>
      <text:p text:style-name="P1"><text:tab/>9F67<text:tab/><text:tab/>38</text:p>
      <text:p text:style-name="P1"><text:tab/>9F68<text:tab/><text:tab/>40</text:p>
      <text:p text:style-name="P1"><text:soft-page-break/><text:tab/>9F69<text:tab/><text:tab/>48</text:p>
      <text:p text:style-name="P1"><text:tab/>9F6A<text:tab/><text:tab/>50</text:p>
      <text:p text:style-name="P1"><text:tab/>9F6B<text:tab/><text:tab/>58</text:p>
      <text:p text:style-name="P1"><text:tab/>9F6C<text:tab/><text:tab/>60</text:p>
      <text:p text:style-name="P1"><text:tab/>9F6D<text:tab/><text:tab/>68</text:p>
      <text:p text:style-name="P1"><text:tab/>9F6E<text:tab/><text:tab/>70</text:p>
      <text:p text:style-name="P1"><text:tab/>9F6F<text:tab/><text:tab/>78</text:p>
      <text:p text:style-name="P1"/>
      <text:p text:style-name="P1"><text:tab/>9F70<text:tab/><text:tab/>80</text:p>
      <text:p text:style-name="P1"><text:tab/>9F71<text:tab/><text:tab/>88</text:p>
      <text:p text:style-name="P1"><text:tab/>9F72<text:tab/><text:tab/>90</text:p>
      <text:p text:style-name="P1"><text:tab/>9F73<text:tab/><text:tab/>98</text:p>
      <text:p text:style-name="P1"><text:tab/>9F74<text:tab/><text:tab/>A0</text:p>
      <text:p text:style-name="P1"><text:tab/>9F75<text:tab/><text:tab/>A8</text:p>
      <text:p text:style-name="P1"><text:tab/>9F76<text:tab/><text:tab/>B0</text:p>
      <text:p text:style-name="P1"><text:tab/>9F77<text:tab/><text:tab/>B8</text:p>
      <text:p text:style-name="P1"><text:tab/>9F78<text:tab/><text:tab/>C0</text:p>
      <text:p text:style-name="P1"><text:tab/>9F79<text:tab/><text:tab/>C8</text:p>
      <text:p text:style-name="P1"><text:tab/>9F7A<text:tab/><text:tab/>D0</text:p>
      <text:p text:style-name="P1"><text:tab/>9F7B<text:tab/><text:tab/>D8</text:p>
      <text:p text:style-name="P1"><text:tab/>9F7C<text:tab/><text:tab/>E0</text:p>
      <text:p text:style-name="P1"><text:tab/>9F7D<text:tab/><text:tab/>E8</text:p>
      <text:p text:style-name="P1"><text:tab/>9F7E<text:tab/><text:tab/>F0</text:p>
      <text:p text:style-name="P1"><text:tab/>9F7F<text:tab/><text:tab/>F8</text:p>
      <text:p text:style-name="P1"/>
      <text:p text:style-name="P1"><text:tab/>9F80<text:tab/><text:tab/>00</text:p>
      <text:p text:style-name="P1"><text:tab/>9F81<text:tab/><text:tab/>08</text:p>
      <text:p text:style-name="P1"><text:tab/>9F82<text:tab/><text:tab/>10</text:p>
      <text:p text:style-name="P1"><text:tab/>9F83<text:tab/><text:tab/>18</text:p>
      <text:p text:style-name="P1"><text:tab/>9F84<text:tab/><text:tab/>20</text:p>
      <text:p text:style-name="P1"><text:tab/>9F85<text:tab/><text:tab/>28</text:p>
      <text:p text:style-name="P1"><text:tab/>9F86<text:tab/><text:tab/>30</text:p>
      <text:p text:style-name="P1"><text:tab/>9F87<text:tab/><text:tab/>38</text:p>
      <text:p text:style-name="P1"><text:tab/>9F88<text:tab/><text:tab/>40</text:p>
      <text:p text:style-name="P1"><text:tab/>9F89<text:tab/><text:tab/>48</text:p>
      <text:p text:style-name="P1"><text:tab/>9F8A<text:tab/><text:tab/>50</text:p>
      <text:p text:style-name="P1"><text:tab/>9F8B<text:tab/><text:tab/>58</text:p>
      <text:p text:style-name="P1"><text:tab/>9F8C<text:tab/><text:tab/>60</text:p>
      <text:p text:style-name="P1"><text:tab/>9F8D<text:tab/><text:tab/>68</text:p>
      <text:p text:style-name="P1"><text:tab/>9F8E<text:tab/><text:tab/>70</text:p>
      <text:p text:style-name="P1"><text:tab/>9F8F<text:tab/><text:tab/>78</text:p>
      <text:p text:style-name="P1"><text:tab/></text:p>
      <text:p text:style-name="P1"><text:tab/>9F90<text:tab/><text:tab/>80</text:p>
      <text:p text:style-name="P1"><text:tab/>9F91<text:tab/><text:tab/>88</text:p>
      <text:p text:style-name="P1"><text:tab/>9F92<text:tab/><text:tab/>90</text:p>
      <text:p text:style-name="P1"><text:tab/>9F93<text:tab/><text:tab/>98</text:p>
      <text:p text:style-name="P1"><text:tab/>9F94<text:tab/><text:tab/>A0</text:p>
      <text:p text:style-name="P1"><text:tab/>9F95<text:tab/><text:tab/>A8</text:p>
      <text:p text:style-name="P1"><text:tab/>9F96<text:tab/><text:tab/>B0</text:p>
      <text:p text:style-name="P1"><text:tab/>9F97<text:tab/><text:tab/>B8</text:p>
      <text:p text:style-name="P1"><text:tab/>9F98<text:tab/><text:tab/>C0</text:p>
      <text:p text:style-name="P1"><text:tab/>9F99<text:tab/><text:tab/>C8</text:p>
      <text:p text:style-name="P1"><text:tab/>9F9A<text:tab/><text:tab/>D0</text:p>
      <text:p text:style-name="P1"><text:tab/>9F9B<text:tab/><text:tab/>D8</text:p>
      <text:p text:style-name="P1"><text:tab/>9F9C<text:tab/><text:tab/>E0</text:p>
      <text:p text:style-name="P1"><text:tab/>9F9D<text:tab/><text:tab/>E8</text:p>
      <text:p text:style-name="P1"><text:tab/>9F9E<text:tab/><text:tab/>F0</text:p>
      <text:p text:style-name="P1"><text:tab/>9F9F<text:tab/><text:tab/>F8</text:p>
      <text:p text:style-name="P1"/>
      <text:p text:style-name="P1"><text:tab/>9FA0<text:tab/><text:tab/>00</text:p>
      <text:p text:style-name="P1"><text:tab/>9FA1<text:tab/><text:tab/>08</text:p>
      <text:p text:style-name="P1"><text:soft-page-break/><text:tab/>9FA2<text:tab/><text:tab/>10</text:p>
      <text:p text:style-name="P1"><text:tab/>9FA3<text:tab/><text:tab/>18</text:p>
      <text:p text:style-name="P1"><text:tab/>9FA4<text:tab/><text:tab/>20</text:p>
      <text:p text:style-name="P1"><text:tab/>9FA5<text:tab/><text:tab/>28</text:p>
      <text:p text:style-name="P1"><text:tab/>9FA6<text:tab/><text:tab/>30</text:p>
      <text:p text:style-name="P1"><text:tab/>9FA7<text:tab/><text:tab/>38</text:p>
      <text:p text:style-name="P1"><text:tab/>9FA8<text:tab/><text:tab/>40</text:p>
      <text:p text:style-name="P1"><text:tab/>9FA9<text:tab/><text:tab/>48</text:p>
      <text:p text:style-name="P1"><text:tab/>9FAA<text:tab/><text:tab/>50</text:p>
      <text:p text:style-name="P1"><text:tab/>9FAB<text:tab/><text:tab/>58</text:p>
      <text:p text:style-name="P1"><text:tab/>9FAC<text:tab/><text:tab/>60</text:p>
      <text:p text:style-name="P1"><text:tab/>9FAD<text:tab/><text:tab/>68</text:p>
      <text:p text:style-name="P1"><text:tab/>9FAE<text:tab/><text:tab/>70</text:p>
      <text:p text:style-name="P1"><text:tab/>9FAF<text:tab/><text:tab/>78</text:p>
      <text:p text:style-name="P1"/>
      <text:p text:style-name="P1"><text:tab/>9FB0<text:tab/><text:tab/>80</text:p>
      <text:p text:style-name="P1"><text:tab/>9FB1<text:tab/><text:tab/>88</text:p>
      <text:p text:style-name="P1"><text:tab/>9FB2<text:tab/><text:tab/>90</text:p>
      <text:p text:style-name="P1"><text:tab/>9FB3<text:tab/><text:tab/>98</text:p>
      <text:p text:style-name="P1"><text:tab/>9FB4<text:tab/><text:tab/>A0</text:p>
      <text:p text:style-name="P1"><text:tab/>9FB5<text:tab/><text:tab/>A8</text:p>
      <text:p text:style-name="P1"><text:tab/>9FB6<text:tab/><text:tab/>B0</text:p>
      <text:p text:style-name="P1"><text:tab/>9FB7<text:tab/><text:tab/>B8</text:p>
      <text:p text:style-name="P1"><text:tab/>9FB8<text:tab/><text:tab/>C0</text:p>
      <text:p text:style-name="P1"><text:tab/>9FB9<text:tab/><text:tab/>C8</text:p>
      <text:p text:style-name="P1"><text:tab/>9FBA<text:tab/><text:tab/>D0</text:p>
      <text:p text:style-name="P1"><text:tab/>9FBB<text:tab/><text:tab/>D8</text:p>
      <text:p text:style-name="P1"><text:tab/>9FBC<text:tab/><text:tab/>E0</text:p>
      <text:p text:style-name="P1"><text:tab/>9FBD<text:tab/><text:tab/>E8</text:p>
      <text:p text:style-name="P1"><text:tab/>9FBE<text:tab/><text:tab/>F0</text:p>
      <text:p text:style-name="P1"><text:tab/>9FBF<text:tab/><text:tab/>F8</text:p>
      <text:p text:style-name="P1"/>
      <text:p text:style-name="P1"><text:tab/>9FC0<text:tab/><text:tab/>00</text:p>
      <text:p text:style-name="P1"><text:tab/>9FC1<text:tab/><text:tab/>08</text:p>
      <text:p text:style-name="P1"><text:tab/>9FC2<text:tab/><text:tab/>10</text:p>
      <text:p text:style-name="P1"><text:tab/>9FC3<text:tab/><text:tab/>18</text:p>
      <text:p text:style-name="P1"><text:tab/>9FC4<text:tab/><text:tab/>20</text:p>
      <text:p text:style-name="P1"><text:tab/>9FC5<text:tab/><text:tab/>28</text:p>
      <text:p text:style-name="P1"><text:tab/>9FC6<text:tab/><text:tab/>30</text:p>
      <text:p text:style-name="P1"><text:tab/>9FC7<text:tab/><text:tab/>38</text:p>
      <text:p text:style-name="P1"><text:tab/>9FC8<text:tab/><text:tab/>40</text:p>
      <text:p text:style-name="P1"><text:tab/>9FC9<text:tab/><text:tab/>48</text:p>
      <text:p text:style-name="P1"><text:tab/>9FCA<text:tab/><text:tab/>50</text:p>
      <text:p text:style-name="P1"><text:tab/>9FCB<text:tab/><text:tab/>58</text:p>
      <text:p text:style-name="P1"><text:tab/>9FCC<text:tab/><text:tab/>60</text:p>
      <text:p text:style-name="P1"><text:tab/>9FCD<text:tab/><text:tab/>68</text:p>
      <text:p text:style-name="P1"><text:tab/>9FCE<text:tab/><text:tab/>70</text:p>
      <text:p text:style-name="P1"><text:tab/>9FCF<text:tab/><text:tab/>78</text:p>
      <text:p text:style-name="P1"/>
      <text:p text:style-name="P1"><text:tab/>9FD0<text:tab/><text:tab/>80</text:p>
      <text:p text:style-name="P1"><text:tab/>9FD1<text:tab/><text:tab/>88</text:p>
      <text:p text:style-name="P1"><text:tab/>9FD2<text:tab/><text:tab/>90</text:p>
      <text:p text:style-name="P1"><text:tab/>9FD3<text:tab/><text:tab/>98</text:p>
      <text:p text:style-name="P1"><text:tab/>9FD4<text:tab/><text:tab/>A0</text:p>
      <text:p text:style-name="P1"><text:tab/>9FD5<text:tab/><text:tab/>A8</text:p>
      <text:p text:style-name="P1"><text:tab/>9FD6<text:tab/><text:tab/>B0</text:p>
      <text:p text:style-name="P1"><text:tab/>9FD7<text:tab/><text:tab/>B8</text:p>
      <text:p text:style-name="P1"><text:tab/>9FD8<text:tab/><text:tab/>C0</text:p>
      <text:p text:style-name="P1"><text:tab/>9FD9<text:tab/><text:tab/>C8</text:p>
      <text:p text:style-name="P1"><text:tab/>9FDA<text:tab/><text:tab/>D0</text:p>
      <text:p text:style-name="P1"><text:tab/>9FDB<text:tab/><text:tab/>D8</text:p>
      <text:p text:style-name="P1"><text:soft-page-break/><text:tab/>9FDC<text:tab/><text:tab/>E0</text:p>
      <text:p text:style-name="P1"><text:tab/>9FDD<text:tab/><text:tab/>E8</text:p>
      <text:p text:style-name="P1"><text:tab/>9FDE<text:tab/><text:tab/>F0</text:p>
      <text:p text:style-name="P1"><text:tab/>9FDF<text:tab/><text:tab/>F8</text:p>
      <text:p text:style-name="P1"/>
      <text:p text:style-name="P1"><text:tab/>9FE0<text:tab/><text:tab/>00</text:p>
      <text:p text:style-name="P1"><text:tab/>9FE1<text:tab/><text:tab/>08</text:p>
      <text:p text:style-name="P1"><text:tab/>9FE2<text:tab/><text:tab/>10</text:p>
      <text:p text:style-name="P1"><text:tab/>9FE3<text:tab/><text:tab/>18</text:p>
      <text:p text:style-name="P1"><text:tab/>9FE4<text:tab/><text:tab/>20</text:p>
      <text:p text:style-name="P1"><text:tab/>9FE5<text:tab/><text:tab/>28</text:p>
      <text:p text:style-name="P1"><text:tab/>9FE6<text:tab/><text:tab/>30</text:p>
      <text:p text:style-name="P1"><text:tab/>9FE7<text:tab/><text:tab/>38</text:p>
      <text:p text:style-name="P1"><text:tab/>9FE8<text:tab/><text:tab/>40</text:p>
      <text:p text:style-name="P1"><text:tab/>9FE9<text:tab/><text:tab/>48</text:p>
      <text:p text:style-name="P1"><text:tab/>9FEA<text:tab/><text:tab/>50</text:p>
      <text:p text:style-name="P1"><text:tab/>9FEB<text:tab/><text:tab/>58</text:p>
      <text:p text:style-name="P1"><text:tab/>9FEC<text:tab/><text:tab/>60</text:p>
      <text:p text:style-name="P1"><text:tab/>9FED<text:tab/><text:tab/>68</text:p>
      <text:p text:style-name="P1"><text:tab/>9FEE<text:tab/><text:tab/>70</text:p>
      <text:p text:style-name="P1"><text:tab/>9FEF<text:tab/><text:tab/>78</text:p>
      <text:p text:style-name="P1"/>
      <text:p text:style-name="P1"><text:tab/>9FF0<text:tab/><text:tab/>80</text:p>
      <text:p text:style-name="P1"><text:tab/>9FF1<text:tab/><text:tab/>88</text:p>
      <text:p text:style-name="P1"><text:tab/>9FF2<text:tab/><text:tab/>90</text:p>
      <text:p text:style-name="P1"><text:tab/>9FF3<text:tab/><text:tab/>98</text:p>
      <text:p text:style-name="P1"><text:tab/>9FF4<text:tab/><text:tab/>A0</text:p>
      <text:p text:style-name="P1"><text:tab/>9FF5<text:tab/><text:tab/>A8</text:p>
      <text:p text:style-name="P1"><text:tab/>9FF6<text:tab/><text:tab/>B0</text:p>
      <text:p text:style-name="P1"><text:tab/>9FF7<text:tab/><text:tab/>B8</text:p>
      <text:p text:style-name="P1"><text:tab/>9FF8<text:tab/><text:tab/>C0</text:p>
      <text:p text:style-name="P1"><text:tab/>9FF9<text:tab/><text:tab/>C8</text:p>
      <text:p text:style-name="P1"><text:tab/>9FFA<text:tab/><text:tab/>D0</text:p>
      <text:p text:style-name="P1"><text:tab/>9FFB<text:tab/><text:tab/>D8</text:p>
      <text:p text:style-name="P1"><text:tab/>9FFC<text:tab/><text:tab/>E0</text:p>
      <text:p text:style-name="P1"><text:tab/>9FFD<text:tab/><text:tab/>E8</text:p>
      <text:p text:style-name="P1"><text:tab/>9FFE<text:tab/><text:tab/>F0</text:p>
      <text:p text:style-name="P1"><text:tab/>9FFF<text:tab/><text:tab/>F8</text:p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/text:p>
      <text:p text:style-name="P1"><text:soft-page-break/></text:p>
      <text:p text:style-name="P1">MATRIX_CHARACTER_TABLE:</text:p>
      <text:p text:style-name="P1"/>
      <text:p text:style-name="P2"><text:span text:style-name="T6"><text:tab/>A048<text:tab/><text:tab/>b'00000000'<text:tab/><text:tab/>;0x00<text:tab/><text:tab/></text:span><text:span text:style-name="T3">×</text:span><text:span text:style-name="T2"><text:tab/></text:span><text:span text:style-name="T4">Multiply</text:span></text:p>
      <text:p text:style-name="P3"><text:tab/>A049<text:tab/><text:tab/>b'10001000'<text:tab/><text:tab/>;0x88</text:p>
      <text:p text:style-name="P3"><text:tab/>A04A<text:tab/><text:tab/>b'01010000'<text:tab/><text:tab/>;0x50</text:p>
      <text:p text:style-name="P3"><text:tab/>A04B<text:tab/><text:tab/>b'00100000'<text:tab/><text:tab/>;0x20</text:p>
      <text:p text:style-name="P3"><text:tab/>A04C<text:tab/><text:tab/>b'01010000'<text:tab/><text:tab/>;0x50</text:p>
      <text:p text:style-name="P3"><text:tab/>A04D<text:tab/><text:tab/>b'10001000'<text:tab/><text:tab/>;0x88</text:p>
      <text:p text:style-name="P3"><text:tab/>A04E<text:tab/><text:tab/>b'00000000'<text:tab/><text:tab/>;0x00</text:p>
      <text:p text:style-name="P3"><text:tab/>A04F<text:tab/><text:tab/>b'00000000'<text:tab/><text:tab/>;0x0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4"><text:tab/>A1A0<text:tab/><text:tab/>b'01100000'<text:tab/><text:tab/>;0x60<text:tab/><text:tab/></text:span><text:span text:style-name="T5">º</text:span><text:span text:style-name="T4"><text:tab/>Degrees </text:span><text:span text:style-name="T5">º</text:span><text:span text:style-name="T4">C or </text:span><text:span text:style-name="T5">º</text:span><text:span text:style-name="T4">F</text:span></text:p>
      <text:p text:style-name="P3"><text:tab/>A1A1<text:tab/><text:tab/>b'10010000'<text:tab/><text:tab/>;0x90</text:p>
      <text:p text:style-name="P3"><text:tab/>A1A2<text:tab/><text:tab/>b'10010000'<text:tab/><text:tab/>;0x90</text:p>
      <text:p text:style-name="P3"><text:tab/>A1A3<text:tab/><text:tab/>b'01100000'<text:tab/><text:tab/>;0x60</text:p>
      <text:p text:style-name="P3"><text:tab/>A1A4<text:tab/><text:tab/>b'00000000'<text:tab/><text:tab/>;0x00</text:p>
      <text:p text:style-name="P3"><text:tab/>A1A5<text:tab/><text:tab/>b'00000000'<text:tab/><text:tab/>;0x00</text:p>
      <text:p text:style-name="P3"><text:tab/>A1A6<text:tab/><text:tab/>b'00000000'<text:tab/><text:tab/>;0x00</text:p>
      <text:p text:style-name="P3"><text:tab/>A1A7<text:tab/><text:tab/>b'00000000'<text:tab/><text:tab/>;0x00</text:p>
      <text:p text:style-name="P3"/>
      <text:p text:style-name="P3"/>
      <text:p text:style-name="P3"/>
      <text:p text:style-name="P3"/>
      <text:p text:style-name="P3"/>
      <text:p text:style-name="P1"><text:tab/></text:p>
      <text:p text:style-name="P1"><text:tab/>A200<text:tab/><text:tab/>b'00000000'<text:tab/><text:tab/>;0x00 <text:tab/><text:tab/>SPACE</text:p>
      <text:p text:style-name="P1"><text:tab/>A201<text:tab/><text:tab/>b'00000000'<text:tab/><text:tab/>;0x00</text:p>
      <text:p text:style-name="P1"><text:tab/>A202<text:tab/><text:tab/>b'00000000'<text:tab/><text:tab/>;0x00</text:p>
      <text:p text:style-name="P1"><text:tab/>A203<text:tab/><text:tab/>b'00000000'<text:tab/><text:tab/>;0x00</text:p>
      <text:p text:style-name="P1"><text:tab/>A204<text:tab/><text:tab/>b'00000000'<text:tab/><text:tab/>;0x00</text:p>
      <text:p text:style-name="P1"><text:tab/>A205<text:tab/><text:tab/>b'00000000'<text:tab/><text:tab/>;0x00</text:p>
      <text:p text:style-name="P1"><text:tab/>A206<text:tab/><text:tab/>b'00000000'<text:tab/><text:tab/>;0x00</text:p>
      <text:p text:style-name="P1"><text:tab/>A207<text:tab/><text:tab/>b'00000000'<text:tab/><text:tab/>;0x00</text:p>
      <text:p text:style-name="P1"/>
      <text:p text:style-name="P1"><text:tab/>A208<text:tab/><text:tab/>b'00100000'<text:tab/><text:tab/>;0x20<text:tab/><text:tab/> <text:s text:c="3"/>!</text:p>
      <text:p text:style-name="P1"><text:tab/>A209<text:tab/><text:tab/>b'00100000'<text:tab/><text:tab/>;0x20</text:p>
      <text:p text:style-name="P1"><text:tab/>A20A<text:tab/><text:tab/>b'00100000'<text:tab/><text:tab/>;0x20</text:p>
      <text:p text:style-name="P1"><text:tab/>A20B<text:tab/><text:tab/>b'00100000'<text:tab/><text:tab/>;0x20</text:p>
      <text:p text:style-name="P1"><text:tab/>A20C<text:tab/><text:tab/>b'00000000'<text:tab/><text:tab/>;0x00</text:p>
      <text:p text:style-name="P1"><text:tab/>A20D<text:tab/><text:tab/>b'00100000'<text:tab/><text:tab/>;0x20</text:p>
      <text:p text:style-name="P1"><text:tab/>A20E<text:tab/><text:tab/>b'00100000'<text:tab/><text:tab/>;0x20</text:p>
      <text:p text:style-name="P1"><text:tab/>A20F<text:tab/><text:tab/>b'00000000'<text:tab/><text:tab/>;0x00</text:p>
      <text:p text:style-name="P1"/>
      <text:p text:style-name="P1"><text:tab/>A210<text:tab/><text:tab/>b'01010000'<text:tab/><text:tab/>;0x50<text:tab/><text:tab/> <text:s/>“</text:p>
      <text:p text:style-name="P1"><text:tab/>A211<text:tab/><text:tab/>b'01010000'<text:tab/><text:tab/>;0x50</text:p>
      <text:p text:style-name="P1"><text:tab/>A212<text:tab/><text:tab/>b'01010000'<text:tab/><text:tab/>;0x50</text:p>
      <text:p text:style-name="P1"><text:tab/>A213<text:tab/><text:tab/>b'00000000'<text:tab/><text:tab/>;0x00</text:p>
      <text:p text:style-name="P1"><text:tab/>A214<text:tab/><text:tab/>b'00000000'<text:tab/><text:tab/>;0x00</text:p>
      <text:p text:style-name="P1"><text:tab/>A215<text:tab/><text:tab/>b'00000000'<text:tab/><text:tab/>;0x00</text:p>
      <text:p text:style-name="P1"><text:tab/>A216<text:tab/><text:tab/>b'00000000'<text:tab/><text:tab/>;0x00</text:p>
      <text:p text:style-name="P1"><text:tab/>A217<text:tab/><text:tab/>b'00000000'<text:tab/><text:tab/>;0x00</text:p>
      <text:p text:style-name="P1"/>
      <text:p text:style-name="P1"/>
      <text:p text:style-name="P1"/>
      <text:p text:style-name="P1"><text:soft-page-break/></text:p>
      <text:p text:style-name="P1"><text:tab/>A218<text:tab/><text:tab/>b'01010000'<text:tab/><text:tab/>;0x50<text:tab/><text:tab/> <text:s text:c="3"/>#</text:p>
      <text:p text:style-name="P1"><text:tab/>A219<text:tab/><text:tab/>b'01010000'<text:tab/><text:tab/>;0x50</text:p>
      <text:p text:style-name="P1"><text:tab/>A21A<text:tab/><text:tab/>b'11111000'<text:tab/><text:tab/>;0xF8</text:p>
      <text:p text:style-name="P1"><text:tab/>A21B<text:tab/><text:tab/>b'01010000'<text:tab/><text:tab/>;0x50</text:p>
      <text:p text:style-name="P1"><text:tab/>A21C<text:tab/><text:tab/>b'11111000'<text:tab/><text:tab/>;0xF8</text:p>
      <text:p text:style-name="P1"><text:tab/>A21D<text:tab/><text:tab/>b'01010000'<text:tab/><text:tab/>;0x50</text:p>
      <text:p text:style-name="P1"><text:tab/>A21E<text:tab/><text:tab/>b'01010000'<text:tab/><text:tab/>;0x50</text:p>
      <text:p text:style-name="P1"><text:tab/>A21F<text:tab/><text:tab/>b'00000000'<text:tab/><text:tab/>;0x00</text:p>
      <text:p text:style-name="P1"/>
      <text:p text:style-name="P1"><text:tab/>A220<text:tab/><text:tab/></text:p>
      <text:p text:style-name="P1"><text:tab/>A221</text:p>
      <text:p text:style-name="P1"><text:tab/>A222</text:p>
      <text:p text:style-name="P1"><text:tab/>A223</text:p>
      <text:p text:style-name="P1"><text:tab/>A224</text:p>
      <text:p text:style-name="P1"><text:tab/>A225</text:p>
      <text:p text:style-name="P1"><text:tab/>A226</text:p>
      <text:p text:style-name="P1"><text:tab/>A227</text:p>
      <text:p text:style-name="P1"/>
      <text:p text:style-name="P1"><text:tab/>A228<text:tab/><text:tab/>b'11000000'<text:tab/><text:tab/>;0xC0<text:tab/><text:tab/> <text:s/>%</text:p>
      <text:p text:style-name="P1"><text:tab/>A229<text:tab/><text:tab/>b'11001000'<text:tab/><text:tab/>;0xC8</text:p>
      <text:p text:style-name="P1"><text:tab/>A22A<text:tab/><text:tab/>b'00010000'<text:tab/><text:tab/>;0x10</text:p>
      <text:p text:style-name="P1"><text:tab/>A22B<text:tab/><text:tab/>b'00100000'<text:tab/><text:tab/>;0x20</text:p>
      <text:p text:style-name="P1"><text:tab/>A22C<text:tab/><text:tab/>b'01000000'<text:tab/><text:tab/>;0x40</text:p>
      <text:p text:style-name="P1"><text:tab/>A22D<text:tab/><text:tab/>b'10011000'<text:tab/><text:tab/>;0x98</text:p>
      <text:p text:style-name="P1"><text:tab/>A22E<text:tab/><text:tab/>b'00011000'<text:tab/><text:tab/>;0x18</text:p>
      <text:p text:style-name="P1"><text:tab/>A22F<text:tab/><text:tab/>b'00000000'<text:tab/><text:tab/>;0x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A230<text:tab/><text:tab/>b'01000000'<text:tab/><text:tab/>;0x40<text:tab/><text:tab/> <text:s text:c="2"/>&amp;</text:p>
      <text:p text:style-name="P1"><text:tab/>A231<text:tab/><text:tab/>b'10100000'<text:tab/><text:tab/>;0xA0</text:p>
      <text:p text:style-name="P1"><text:tab/>A232<text:tab/><text:tab/>b'10100000'<text:tab/><text:tab/>;0xA0</text:p>
      <text:p text:style-name="P1"><text:tab/>A233<text:tab/><text:tab/>b'01000000'<text:tab/><text:tab/>;0x40</text:p>
      <text:p text:style-name="P1"><text:tab/>A234<text:tab/><text:tab/>b'10101000'<text:tab/><text:tab/>;0xA8</text:p>
      <text:p text:style-name="P1"><text:tab/>A235<text:tab/><text:tab/>b'10010000'<text:tab/><text:tab/>;0x90</text:p>
      <text:p text:style-name="P1"><text:tab/>A236<text:tab/><text:tab/>b'01101000'<text:tab/><text:tab/>;0x68</text:p>
      <text:p text:style-name="P1"><text:tab/>A237<text:tab/><text:tab/>b'00000000'<text:tab/><text:tab/>;0x00</text:p>
      <text:p text:style-name="P1"/>
      <text:p text:style-name="P1"><text:tab/>A238<text:tab/><text:tab/>b'00100000'<text:tab/><text:tab/>;0x20<text:tab/><text:tab/> <text:s text:c="4"/>'</text:p>
      <text:p text:style-name="P1"><text:tab/>A239<text:tab/><text:tab/>b'00100000'<text:tab/><text:tab/>;0x20</text:p>
      <text:p text:style-name="P1"><text:tab/>A23A<text:tab/><text:tab/>b'00100000'<text:tab/><text:tab/>;0x20</text:p>
      <text:p text:style-name="P1"><text:tab/>A23B<text:tab/><text:tab/>b'00000000'<text:tab/><text:tab/>;0x00</text:p>
      <text:p text:style-name="P1"><text:tab/>A23C<text:tab/><text:tab/>b'00000000'<text:tab/><text:tab/>;0x00</text:p>
      <text:p text:style-name="P1"><text:tab/>A23D<text:tab/><text:tab/>b'00000000'<text:tab/><text:tab/>;0x00</text:p>
      <text:p text:style-name="P1"><text:tab/>A23E<text:tab/><text:tab/>b'00000000'<text:tab/><text:tab/>;0x00</text:p>
      <text:p text:style-name="P1"><text:tab/>A23F<text:tab/><text:tab/>b'00000000'<text:tab/><text:tab/>;0x00</text:p>
      <text:p text:style-name="P1"/>
      <text:p text:style-name="P1"><text:tab/>A240<text:tab/><text:tab/>b'00010000'<text:tab/><text:tab/>;0x10<text:tab/><text:tab/>(</text:p>
      <text:p text:style-name="P1"><text:tab/>A241<text:tab/><text:tab/>b'00100000'<text:tab/><text:tab/>;0x20</text:p>
      <text:p text:style-name="P1"><text:tab/>A242<text:tab/><text:tab/>b'01000000'<text:tab/><text:tab/>;0x40</text:p>
      <text:p text:style-name="P1"><text:tab/>A243<text:tab/><text:tab/>b'01000000'<text:tab/><text:tab/>;0x40</text:p>
      <text:p text:style-name="P1"><text:tab/>A244<text:tab/><text:tab/>b'01000000'<text:tab/><text:tab/>;0x40</text:p>
      <text:p text:style-name="P1"><text:tab/>A245<text:tab/><text:tab/>b'00100000'<text:tab/><text:tab/>;0x20</text:p>
      <text:p text:style-name="P1"><text:tab/>A246<text:tab/><text:tab/>b'00010000'<text:tab/><text:tab/>;0x10</text:p>
      <text:p text:style-name="P1"><text:tab/>A247<text:tab/><text:tab/>b'00000000'<text:tab/><text:tab/>;0x00</text:p>
      <text:p text:style-name="P1"/>
      <text:p text:style-name="P1"><text:soft-page-break/></text:p>
      <text:p text:style-name="P1"><text:tab/>A248<text:tab/><text:tab/>b'01000000'<text:tab/><text:tab/>;0x40<text:tab/><text:tab/>)</text:p>
      <text:p text:style-name="P1"><text:tab/>A249<text:tab/><text:tab/>b'00100000'<text:tab/><text:tab/>;0x20</text:p>
      <text:p text:style-name="P1"><text:tab/>A24A<text:tab/><text:tab/>b'00010000'<text:tab/><text:tab/>;0x10</text:p>
      <text:p text:style-name="P1"><text:tab/>A24B<text:tab/><text:tab/>b'00010000'<text:tab/><text:tab/>;0x10</text:p>
      <text:p text:style-name="P1"><text:tab/>A24C<text:tab/><text:tab/>b'00010000'<text:tab/><text:tab/>;0x10</text:p>
      <text:p text:style-name="P1"><text:tab/>A24D<text:tab/><text:tab/>b'00100000'<text:tab/><text:tab/>;0x20</text:p>
      <text:p text:style-name="P1"><text:tab/>A24E<text:tab/><text:tab/>b'01000000'<text:tab/><text:tab/>;0x40</text:p>
      <text:p text:style-name="P1"><text:tab/>A24F<text:tab/><text:tab/>b'00000000'<text:tab/><text:tab/>;0x00</text:p>
      <text:p text:style-name="P1"/>
      <text:p text:style-name="P1"><text:tab/>A250<text:tab/><text:tab/>b'00000000'<text:tab/><text:tab/>;0x00<text:tab/><text:tab/>*</text:p>
      <text:p text:style-name="P1"><text:tab/>A251<text:tab/><text:tab/>b'00100000'<text:tab/><text:tab/>;0x20</text:p>
      <text:p text:style-name="P1"><text:tab/>A252<text:tab/><text:tab/>b'10101000'<text:tab/><text:tab/>;0xA8</text:p>
      <text:p text:style-name="P1"><text:tab/>A253<text:tab/><text:tab/>b'01110000'<text:tab/><text:tab/>;0x70</text:p>
      <text:p text:style-name="P1"><text:tab/>A254<text:tab/><text:tab/>b'10101000'<text:tab/><text:tab/>;0xA8</text:p>
      <text:p text:style-name="P1"><text:tab/>A255<text:tab/><text:tab/>b'00100000'<text:tab/><text:tab/>;0x20</text:p>
      <text:p text:style-name="P1"><text:tab/>A256<text:tab/><text:tab/>b'00000000'<text:tab/><text:tab/>;0x00</text:p>
      <text:p text:style-name="P1"><text:tab/>A257<text:tab/><text:tab/>b'00000000'<text:tab/><text:tab/>;0x00</text:p>
      <text:p text:style-name="P1"/>
      <text:p text:style-name="P1"><text:tab/>A258<text:tab/><text:tab/>b'00000000'<text:tab/><text:tab/>;0x00<text:tab/><text:tab/>+</text:p>
      <text:p text:style-name="P1"><text:tab/>A259<text:tab/><text:tab/>b'00100000'<text:tab/><text:tab/>;0x20</text:p>
      <text:p text:style-name="P1"><text:tab/>A25A<text:tab/><text:tab/>b'00100000'<text:tab/><text:tab/>;0x20</text:p>
      <text:p text:style-name="P1"><text:tab/>A25B<text:tab/><text:tab/>b'11111000'<text:tab/><text:tab/>;0xF8</text:p>
      <text:p text:style-name="P1"><text:tab/>A25C<text:tab/><text:tab/>b'00100000'<text:tab/><text:tab/>;0x20</text:p>
      <text:p text:style-name="P1"><text:tab/>A25D<text:tab/><text:tab/>b'00100000'<text:tab/><text:tab/>;0x20</text:p>
      <text:p text:style-name="P1"><text:tab/>A25E<text:tab/><text:tab/>b'00000000'<text:tab/><text:tab/>;0x00</text:p>
      <text:p text:style-name="P1"><text:tab/>A25F<text:tab/><text:tab/>b'00000000'<text:tab/><text:tab/>;0x00</text:p>
      <text:p text:style-name="P1"/>
      <text:p text:style-name="P1"><text:tab/>A260<text:tab/><text:tab/>b'00000000'<text:tab/><text:tab/>;0x00<text:tab/><text:tab/>,<text:tab/>Comma.</text:p>
      <text:p text:style-name="P1"><text:tab/>A261<text:tab/><text:tab/>b'00000000'<text:tab/><text:tab/>;0x00</text:p>
      <text:p text:style-name="P1"><text:tab/>A262<text:tab/><text:tab/>b'00000000'<text:tab/><text:tab/>;0x00</text:p>
      <text:p text:style-name="P1"><text:tab/>A263<text:tab/><text:tab/>b'00000000'<text:tab/><text:tab/>;0x00</text:p>
      <text:p text:style-name="P1"><text:tab/>A264<text:tab/><text:tab/>b'01100000'<text:tab/><text:tab/>;0x60</text:p>
      <text:p text:style-name="P1"><text:tab/>A265<text:tab/><text:tab/>b'00100000'<text:tab/><text:tab/>;0x20</text:p>
      <text:p text:style-name="P1"><text:tab/>A266<text:tab/><text:tab/>b'01000000'<text:tab/><text:tab/>;0x40</text:p>
      <text:p text:style-name="P1"><text:tab/>A267<text:tab/><text:tab/>b'00000000'<text:tab/><text:tab/>;0x00</text:p>
      <text:p text:style-name="P1"/>
      <text:p text:style-name="P1"><text:tab/>A268<text:tab/><text:tab/>b'00000000'<text:tab/><text:tab/>;0x00<text:tab/><text:tab/>-<text:tab/>Minus.</text:p>
      <text:p text:style-name="P1"><text:tab/>A269<text:tab/><text:tab/>b'00000000'<text:tab/><text:tab/>;0x00</text:p>
      <text:p text:style-name="P1"><text:tab/>A26A<text:tab/><text:tab/>b'00000000'<text:tab/><text:tab/>;0x00</text:p>
      <text:p text:style-name="P1"><text:tab/>A26B<text:tab/><text:tab/>b'11111000'<text:tab/><text:tab/>;0xF8</text:p>
      <text:p text:style-name="P1"><text:tab/>A26C<text:tab/><text:tab/>b'00000000'<text:tab/><text:tab/>;0x00</text:p>
      <text:p text:style-name="P1"><text:tab/>A26D<text:tab/><text:tab/>b'00000000'<text:tab/><text:tab/>;0x00</text:p>
      <text:p text:style-name="P1"><text:tab/>A26E<text:tab/><text:tab/>b'00000000'<text:tab/><text:tab/>;0x00</text:p>
      <text:p text:style-name="P1"><text:tab/>A26F<text:tab/><text:tab/>b'00000000'<text:tab/><text:tab/>;0x00</text:p>
      <text:p text:style-name="P1"/>
      <text:p text:style-name="P1"/>
      <text:p text:style-name="P1"/>
      <text:p text:style-name="P1"><text:tab/>A270<text:tab/><text:tab/>b'00000000'<text:tab/><text:tab/>;0x00<text:tab/><text:tab/>.<text:tab/>Full stop.</text:p>
      <text:p text:style-name="P1"><text:tab/>A271<text:tab/><text:tab/>b'00000000'<text:tab/><text:tab/>;0x00</text:p>
      <text:p text:style-name="P1"><text:tab/>A272<text:tab/><text:tab/>b'00000000'<text:tab/><text:tab/>;0x00</text:p>
      <text:p text:style-name="P1"><text:tab/>A273<text:tab/><text:tab/>b'00000000'<text:tab/><text:tab/>;0x00</text:p>
      <text:p text:style-name="P1"><text:tab/>A274<text:tab/><text:tab/>b'00000000'<text:tab/><text:tab/>;0x00</text:p>
      <text:p text:style-name="P1"><text:tab/>A275<text:tab/><text:tab/>b'01100000'<text:tab/><text:tab/>;0x60</text:p>
      <text:p text:style-name="P1"><text:tab/>A276<text:tab/><text:tab/>b'01100000'<text:tab/><text:tab/>;0x60</text:p>
      <text:p text:style-name="P1"><text:tab/>A277<text:tab/><text:tab/>b'00000000'<text:tab/><text:tab/>;0x00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A278<text:tab/><text:tab/>b'00000000'<text:tab/><text:tab/>;0x00<text:tab/><text:tab/>/</text:p>
      <text:p text:style-name="P1"><text:tab/>A279<text:tab/><text:tab/>b'00001000'<text:tab/><text:tab/>;0x08</text:p>
      <text:p text:style-name="P1"><text:tab/>A27A<text:tab/><text:tab/>b'00010000<text:tab/><text:tab/>;0x10</text:p>
      <text:p text:style-name="P1"><text:tab/>A27B<text:tab/><text:tab/>b'00100000'<text:tab/><text:tab/>;0x20</text:p>
      <text:p text:style-name="P1"><text:tab/>A27C<text:tab/><text:tab/>b'01000000'<text:tab/><text:tab/>;0x40</text:p>
      <text:p text:style-name="P1"><text:tab/>A27D<text:tab/><text:tab/>b'10000000'<text:tab/><text:tab/>;0x80</text:p>
      <text:p text:style-name="P1"><text:tab/>A27E<text:tab/><text:tab/>b'00000000'<text:tab/><text:tab/>;0x00</text:p>
      <text:p text:style-name="P1"><text:tab/>A27F<text:tab/><text:tab/>b'00000000'<text:tab/><text:tab/>;0x00</text:p>
      <text:p text:style-name="P1"/>
      <text:p text:style-name="P1"><text:tab/>A380<text:tab/><text:tab/>b'01110000'<text:tab/><text:tab/>;0x70<text:tab/><text:tab/>0</text:p>
      <text:p text:style-name="P1"><text:tab/>A381<text:tab/><text:tab/>b'10001000'<text:tab/><text:tab/>;0x88</text:p>
      <text:p text:style-name="P1"><text:tab/>A382<text:tab/><text:tab/>b'10011000'<text:tab/><text:tab/>;0x98</text:p>
      <text:p text:style-name="P1"><text:tab/>A383<text:tab/><text:tab/>b'10101000'<text:tab/><text:tab/>;0xA8</text:p>
      <text:p text:style-name="P1"><text:tab/>A384<text:tab/><text:tab/>b'11001000'<text:tab/><text:tab/>;0xC8</text:p>
      <text:p text:style-name="P1"><text:tab/>A385<text:tab/><text:tab/>b'10001000'<text:tab/><text:tab/>;0x88</text:p>
      <text:p text:style-name="P1"><text:tab/>A386<text:tab/><text:tab/>b'01110000'<text:tab/><text:tab/>;0x70</text:p>
      <text:p text:style-name="P1"><text:tab/>A387<text:tab/><text:tab/>b'00000000'<text:tab/><text:tab/>;0x00</text:p>
      <text:p text:style-name="P1"/>
      <text:p text:style-name="P1"><text:tab/>A388<text:tab/><text:tab/>b'00100000'<text:tab/><text:tab/>;0x20<text:tab/><text:tab/>1</text:p>
      <text:p text:style-name="P1"><text:tab/>A389<text:tab/><text:tab/>b'01100000'<text:tab/><text:tab/>;0x60</text:p>
      <text:p text:style-name="P1"><text:tab/>A38A<text:tab/><text:tab/>b'00100000'<text:tab/><text:tab/>;0x20</text:p>
      <text:p text:style-name="P1"><text:tab/>A38B<text:tab/><text:tab/>b'00100000'<text:tab/><text:tab/>;0x20</text:p>
      <text:p text:style-name="P1"><text:tab/>A38C<text:tab/><text:tab/>b'00100000'<text:tab/><text:tab/>;0x20</text:p>
      <text:p text:style-name="P1"><text:tab/>A38D<text:tab/><text:tab/>b'00100000'<text:tab/><text:tab/>;0x20</text:p>
      <text:p text:style-name="P1"><text:tab/>A38E<text:tab/><text:tab/>b'00100000'<text:tab/><text:tab/>;0x20</text:p>
      <text:p text:style-name="P1"><text:tab/>A38F<text:tab/><text:tab/>b'00000000'<text:tab/><text:tab/>;0x00</text:p>
      <text:p text:style-name="P1"/>
      <text:p text:style-name="P1"><text:tab/>A390<text:tab/><text:tab/>b'01110000'<text:tab/><text:tab/>;0x70<text:tab/><text:tab/>2</text:p>
      <text:p text:style-name="P1"><text:tab/>A391<text:tab/><text:tab/>b'10001000'<text:tab/><text:tab/>;0x88</text:p>
      <text:p text:style-name="P1"><text:tab/>A392<text:tab/><text:tab/>b'00010000'<text:tab/><text:tab/>;0x10</text:p>
      <text:p text:style-name="P1"><text:tab/>A393<text:tab/><text:tab/>b'00100000'<text:tab/><text:tab/>;0x20</text:p>
      <text:p text:style-name="P1"><text:tab/>A394<text:tab/><text:tab/>b'01000000'<text:tab/><text:tab/>;0x40</text:p>
      <text:p text:style-name="P1"><text:tab/>A395<text:tab/><text:tab/>b'10000000'<text:tab/><text:tab/>;0x80</text:p>
      <text:p text:style-name="P1"><text:tab/>A396<text:tab/><text:tab/>b'11111000'<text:tab/><text:tab/>;0xF8</text:p>
      <text:p text:style-name="P1"><text:tab/>A397<text:tab/><text:tab/>b'00000000'<text:tab/><text:tab/>;0x00</text:p>
      <text:p text:style-name="P1"/>
      <text:p text:style-name="P1"><text:tab/>A398<text:tab/><text:tab/>b'11111000'<text:tab/><text:tab/>;0xF8<text:tab/><text:tab/>3</text:p>
      <text:p text:style-name="P1"><text:tab/>A399<text:tab/><text:tab/>b'00010000'<text:tab/><text:tab/>;0x10</text:p>
      <text:p text:style-name="P1"><text:tab/>A39A<text:tab/><text:tab/>b'00100000'<text:tab/><text:tab/>;0x20</text:p>
      <text:p text:style-name="P1"><text:tab/>A39B<text:tab/><text:tab/>b'00010000'<text:tab/><text:tab/>;0x10</text:p>
      <text:p text:style-name="P1"><text:tab/>A39C<text:tab/><text:tab/>b'00001000'<text:tab/><text:tab/>;0x08</text:p>
      <text:p text:style-name="P1"><text:tab/>A39D<text:tab/><text:tab/>b'10001000'<text:tab/><text:tab/>;0x88</text:p>
      <text:p text:style-name="P1"><text:tab/>A39E<text:tab/><text:tab/>b'01110000'<text:tab/><text:tab/>;0x70</text:p>
      <text:p text:style-name="P1"><text:tab/>A39F<text:tab/><text:tab/>b'00000000'<text:tab/><text:tab/>;0x00</text:p>
      <text:p text:style-name="P1"/>
      <text:p text:style-name="P1"><text:tab/>A3A0<text:tab/><text:tab/>b'00010000'<text:tab/><text:tab/>;0x10<text:tab/><text:tab/>4</text:p>
      <text:p text:style-name="P1"><text:tab/>A3A1<text:tab/><text:tab/>b'00110000'<text:tab/><text:tab/>;0x30</text:p>
      <text:p text:style-name="P1"><text:tab/>A3A2<text:tab/><text:tab/>b'01010000'<text:tab/><text:tab/>;0x50</text:p>
      <text:p text:style-name="P1"><text:tab/>A3A3<text:tab/><text:tab/>b'10010000'<text:tab/><text:tab/>;0x90</text:p>
      <text:p text:style-name="P1"><text:tab/>A3A4<text:tab/><text:tab/>b'11111000'<text:tab/><text:tab/>;0xF8</text:p>
      <text:p text:style-name="P1"><text:tab/>A3A5<text:tab/><text:tab/>b'00010000'<text:tab/><text:tab/>;0x10</text:p>
      <text:p text:style-name="P1"><text:tab/>A3A6<text:tab/><text:tab/>b'00010000'<text:tab/><text:tab/>;0x10</text:p>
      <text:p text:style-name="P1"><text:tab/>A3A7<text:tab/><text:tab/>b'00000000'<text:tab/><text:tab/>;0x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A3A8<text:tab/><text:tab/>b'11111000'<text:tab/><text:tab/>;0xF8<text:tab/><text:tab/>5</text:p>
      <text:p text:style-name="P1"><text:tab/>A3A9<text:tab/><text:tab/>b'10000000'<text:tab/><text:tab/>;0x80</text:p>
      <text:p text:style-name="P1"><text:tab/>A3AA<text:tab/><text:tab/>b'11110000'<text:tab/><text:tab/>;0xF0</text:p>
      <text:p text:style-name="P1"><text:tab/>A3AB<text:tab/><text:tab/>b'00001000'<text:tab/><text:tab/>;0x08</text:p>
      <text:p text:style-name="P1"><text:tab/>A3AC<text:tab/><text:tab/>b'00001000'<text:tab/><text:tab/>;0x08</text:p>
      <text:p text:style-name="P1"><text:tab/>A3AD<text:tab/><text:tab/>b'10001000'<text:tab/><text:tab/>;0x88</text:p>
      <text:p text:style-name="P1"><text:tab/>A3AE<text:tab/><text:tab/>b'01110000'<text:tab/><text:tab/>;0x70</text:p>
      <text:p text:style-name="P1"><text:tab/>A3AF<text:tab/><text:tab/>b'00000000'<text:tab/><text:tab/>;0x00</text:p>
      <text:p text:style-name="P1"/>
      <text:p text:style-name="P1"><text:tab/>A3B0<text:tab/><text:tab/>b'00110000'<text:tab/><text:tab/>;0x30<text:tab/><text:tab/>6</text:p>
      <text:p text:style-name="P1"><text:tab/>A3B1<text:tab/><text:tab/>b'01000000'<text:tab/><text:tab/>;0x40</text:p>
      <text:p text:style-name="P1"><text:tab/>A3B2<text:tab/><text:tab/>b'10000000'<text:tab/><text:tab/>;0x80</text:p>
      <text:p text:style-name="P1"><text:tab/>A3B3<text:tab/><text:tab/>b'11110000'<text:tab/><text:tab/>;0xF0</text:p>
      <text:p text:style-name="P1"><text:tab/>A3B4<text:tab/><text:tab/>b'10001000'<text:tab/><text:tab/>;0x88</text:p>
      <text:p text:style-name="P1"><text:tab/>A3B5<text:tab/><text:tab/>b'10001000'<text:tab/><text:tab/>;0x88</text:p>
      <text:p text:style-name="P1"><text:tab/>A3B6<text:tab/><text:tab/>b'01110000'<text:tab/><text:tab/>;0x70</text:p>
      <text:p text:style-name="P1"><text:tab/>A3B7<text:tab/><text:tab/>b'00000000'<text:tab/><text:tab/>;0x00</text:p>
      <text:p text:style-name="P1"/>
      <text:p text:style-name="P1"><text:tab/>A3B8<text:tab/><text:tab/>b'11111000'<text:tab/><text:tab/>;0xF8<text:tab/><text:tab/>7</text:p>
      <text:p text:style-name="P1"><text:tab/>A3B9<text:tab/><text:tab/>b'00001000'<text:tab/><text:tab/>;0x08</text:p>
      <text:p text:style-name="P1"><text:tab/>A3BA<text:tab/><text:tab/>b'00010000'<text:tab/><text:tab/>;0x10</text:p>
      <text:p text:style-name="P1"><text:tab/>A3BB<text:tab/><text:tab/>b'00100000'<text:tab/><text:tab/>;0x20</text:p>
      <text:p text:style-name="P1"><text:tab/>A3BC<text:tab/><text:tab/>b'01000000'<text:tab/><text:tab/>;0x40</text:p>
      <text:p text:style-name="P1"><text:tab/>A3BD<text:tab/><text:tab/>b'01000000'<text:tab/><text:tab/>;0x40</text:p>
      <text:p text:style-name="P1"><text:tab/>A3BE<text:tab/><text:tab/>b'01000000'<text:tab/><text:tab/>;0x40</text:p>
      <text:p text:style-name="P1"><text:tab/>A3BF<text:tab/><text:tab/>b'00000000'<text:tab/><text:tab/>;0x00</text:p>
      <text:p text:style-name="P1"/>
      <text:p text:style-name="P1"><text:tab/>A3C0<text:tab/><text:tab/>b'01110000'<text:tab/><text:tab/>;0x70<text:tab/><text:tab/>8</text:p>
      <text:p text:style-name="P1"><text:tab/>A3C1<text:tab/><text:tab/>b'10001000'<text:tab/><text:tab/>;0x88</text:p>
      <text:p text:style-name="P1"><text:tab/>A3C2<text:tab/><text:tab/>b'10001000'<text:tab/><text:tab/>;0x88</text:p>
      <text:p text:style-name="P1"><text:tab/>A3C3<text:tab/><text:tab/>b'01110000'<text:tab/><text:tab/>;0x70</text:p>
      <text:p text:style-name="P1"><text:tab/>A3C4<text:tab/><text:tab/>b'10001000'<text:tab/><text:tab/>;0x88</text:p>
      <text:p text:style-name="P1"><text:tab/>A3C5<text:tab/><text:tab/>b'10001000'<text:tab/><text:tab/>;0x88</text:p>
      <text:p text:style-name="P1"><text:tab/>A3C6<text:tab/><text:tab/>b'01110000'<text:tab/><text:tab/>;0x70</text:p>
      <text:p text:style-name="P1"><text:tab/>A3C7<text:tab/><text:tab/>b'00000000'<text:tab/><text:tab/>;0x00</text:p>
      <text:p text:style-name="P1"/>
      <text:p text:style-name="P1"><text:tab/>A3C8<text:tab/><text:tab/>b'01110000'<text:tab/><text:tab/>;0x70<text:tab/><text:tab/>9</text:p>
      <text:p text:style-name="P1"><text:tab/>A3C9<text:tab/><text:tab/>b'10001000'<text:tab/><text:tab/>;0x88</text:p>
      <text:p text:style-name="P1"><text:tab/>A3CA<text:tab/><text:tab/>b'10001000'<text:tab/><text:tab/>;0x88</text:p>
      <text:p text:style-name="P1"><text:tab/>A3CB<text:tab/><text:tab/>b'01111000'<text:tab/><text:tab/>;0x78</text:p>
      <text:p text:style-name="P1"><text:tab/>A3CC<text:tab/><text:tab/>b'00001000'<text:tab/><text:tab/>;0x08</text:p>
      <text:p text:style-name="P1"><text:tab/>A3CD<text:tab/><text:tab/>b'00010000'<text:tab/><text:tab/>;0x10</text:p>
      <text:p text:style-name="P1"><text:tab/>A3CE<text:tab/><text:tab/>b'01100000'<text:tab/><text:tab/>;0x60</text:p>
      <text:p text:style-name="P1"><text:tab/>A3CF<text:tab/><text:tab/>b'00000000'<text:tab/><text:tab/>;0x00</text:p>
      <text:p text:style-name="P1"/>
      <text:p text:style-name="P1"><text:tab/>A3D0<text:tab/><text:tab/>b'00000000'<text:tab/><text:tab/>:0x00<text:tab/><text:tab/>:</text:p>
      <text:p text:style-name="P1"><text:tab/>A3D1<text:tab/><text:tab/>b'01100000'<text:tab/><text:tab/>;0x60</text:p>
      <text:p text:style-name="P1"><text:tab/>A3D2<text:tab/><text:tab/>b'01100000'<text:tab/><text:tab/>;0x60</text:p>
      <text:p text:style-name="P1"><text:tab/>A3D3<text:tab/><text:tab/>b'00000000'<text:tab/><text:tab/>;0x00</text:p>
      <text:p text:style-name="P1"><text:tab/>A3D4<text:tab/><text:tab/>b'01100000'<text:tab/><text:tab/>;0x60</text:p>
      <text:p text:style-name="P1"><text:tab/>A3D5<text:tab/><text:tab/>b'01100000'<text:tab/><text:tab/>;0x60</text:p>
      <text:p text:style-name="P1"><text:tab/>A3D6<text:tab/><text:tab/>b'00000000'<text:tab/><text:tab/>;0x00</text:p>
      <text:p text:style-name="P1"><text:tab/>A3D7<text:tab/><text:tab/>b'00000000'<text:tab/><text:tab/>;0x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A3D8<text:tab/><text:tab/>b'00000000'<text:tab/><text:tab/>;0x00<text:tab/><text:tab/>;</text:p>
      <text:p text:style-name="P1"><text:tab/>A3D9<text:tab/><text:tab/>b'01100000'<text:tab/><text:tab/>;0x60</text:p>
      <text:p text:style-name="P1"><text:tab/>A3DA<text:tab/><text:tab/>b'01100000'<text:tab/><text:tab/>;0x60</text:p>
      <text:p text:style-name="P1"><text:tab/>A3DB<text:tab/><text:tab/>b'00000000'<text:tab/><text:tab/>;0x00</text:p>
      <text:p text:style-name="P1"><text:tab/>A3DC<text:tab/><text:tab/>b'01100000'<text:tab/><text:tab/>;0x60</text:p>
      <text:p text:style-name="P1"><text:tab/>A3DD<text:tab/><text:tab/>b'00100000'<text:tab/><text:tab/>;0x20</text:p>
      <text:p text:style-name="P1"><text:tab/>A3DE<text:tab/><text:tab/>b'01000000'<text:tab/><text:tab/>;0x40</text:p>
      <text:p text:style-name="P1"><text:tab/>A3DF<text:tab/><text:tab/>b'00000000'<text:tab/><text:tab/>;0x00</text:p>
      <text:p text:style-name="P1"/>
      <text:p text:style-name="P1"><text:tab/>A3E0<text:tab/><text:tab/>b'00010000'<text:tab/><text:tab/>;0x10<text:tab/><text:tab/>&lt;</text:p>
      <text:p text:style-name="P1"><text:tab/>A3E1<text:tab/><text:tab/>b'00100000'<text:tab/><text:tab/>;0x20</text:p>
      <text:p text:style-name="P1"><text:tab/>A3E2<text:tab/><text:tab/>b'01000000'<text:tab/><text:tab/>;0x40</text:p>
      <text:p text:style-name="P1"><text:tab/>A3E3<text:tab/><text:tab/>b'10000000'<text:tab/><text:tab/>;0x80</text:p>
      <text:p text:style-name="P1"><text:tab/>A3E4<text:tab/><text:tab/>b'01000000'<text:tab/><text:tab/>;0x40</text:p>
      <text:p text:style-name="P1"><text:tab/>A3E5<text:tab/><text:tab/>b'00100000'<text:tab/><text:tab/>;0x20</text:p>
      <text:p text:style-name="P1"><text:tab/>A3E6<text:tab/><text:tab/>b'00010000'<text:tab/><text:tab/>;0x10</text:p>
      <text:p text:style-name="P1"><text:tab/>A3E7<text:tab/><text:tab/>b'00000000'<text:tab/><text:tab/>;0x00</text:p>
      <text:p text:style-name="P1"/>
      <text:p text:style-name="P1"><text:tab/>A3E8<text:tab/><text:tab/>b'00000000'<text:tab/><text:tab/>;0x00<text:tab/><text:tab/>=</text:p>
      <text:p text:style-name="P1"><text:tab/>A3E9<text:tab/><text:tab/>b'00000000'<text:tab/><text:tab/>;0x00</text:p>
      <text:p text:style-name="P1"><text:tab/>A3EA<text:tab/><text:tab/>b'11111000'<text:tab/><text:tab/>;0xF8</text:p>
      <text:p text:style-name="P1"><text:tab/>A3EB<text:tab/><text:tab/>b'00000000'<text:tab/><text:tab/>;0x00</text:p>
      <text:p text:style-name="P1"><text:tab/>A3EC<text:tab/><text:tab/>b'11111000'<text:tab/><text:tab/>;0xF8</text:p>
      <text:p text:style-name="P1"><text:tab/>A3ED<text:tab/><text:tab/>b'00000000'<text:tab/><text:tab/>;0x00</text:p>
      <text:p text:style-name="P1"><text:tab/>A3EE<text:tab/><text:tab/>b'00000000'<text:tab/><text:tab/>;0x00</text:p>
      <text:p text:style-name="P1"><text:tab/>A3EF<text:tab/><text:tab/>b'00000000'<text:tab/><text:tab/>;0x00</text:p>
      <text:p text:style-name="P1"/>
      <text:p text:style-name="P1"><text:tab/>A3F0<text:tab/><text:tab/>b'01000000'<text:tab/><text:tab/>;0x40<text:tab/><text:tab/>&gt;</text:p>
      <text:p text:style-name="P1"><text:tab/>A3F1<text:tab/><text:tab/>b'00100000'<text:tab/><text:tab/>;0x20</text:p>
      <text:p text:style-name="P1"><text:tab/>A3F2<text:tab/><text:tab/>b'00010000'<text:tab/><text:tab/>;0x10</text:p>
      <text:p text:style-name="P1"><text:tab/>A3F3<text:tab/><text:tab/>b'00001000'<text:tab/><text:tab/>;0x08</text:p>
      <text:p text:style-name="P1"><text:tab/>A3F4<text:tab/><text:tab/>b'00010000'<text:tab/><text:tab/>;0x10</text:p>
      <text:p text:style-name="P1"><text:tab/>A3F5<text:tab/><text:tab/>b'00100000'<text:tab/><text:tab/>;0x20</text:p>
      <text:p text:style-name="P1"><text:tab/>A3F6<text:tab/><text:tab/>b'01000000'<text:tab/><text:tab/>;0x40</text:p>
      <text:p text:style-name="P1"><text:tab/>A3F7<text:tab/><text:tab/>b'00000000'<text:tab/><text:tab/>;0x00</text:p>
      <text:p text:style-name="P1"/>
      <text:p text:style-name="P1"><text:tab/>A3F8<text:tab/><text:tab/>b'01110000'<text:tab/><text:tab/>;0x70<text:tab/><text:tab/>?</text:p>
      <text:p text:style-name="P1"><text:tab/>A3F9<text:tab/><text:tab/>b'10001000'<text:tab/><text:tab/>;0x88</text:p>
      <text:p text:style-name="P1"><text:tab/>A3FA<text:tab/><text:tab/>b'00001000'<text:tab/><text:tab/>;0x08</text:p>
      <text:p text:style-name="P1"><text:tab/>A3FB<text:tab/><text:tab/>b'00010000'<text:tab/><text:tab/>;0x10</text:p>
      <text:p text:style-name="P1"><text:tab/>A3FC<text:tab/><text:tab/>b'00100000'<text:tab/><text:tab/>;0x20</text:p>
      <text:p text:style-name="P1"><text:tab/>A3FD<text:tab/><text:tab/>b'00000000'<text:tab/><text:tab/>;0x00</text:p>
      <text:p text:style-name="P1"><text:tab/>A3FE<text:tab/><text:tab/>b'00100000'<text:tab/><text:tab/>;0x20</text:p>
      <text:p text:style-name="P1"><text:tab/>A3FF<text:tab/><text:tab/>b'00000000'<text:tab/><text:tab/>;0x00</text:p>
      <text:p text:style-name="P1"/>
      <text:p text:style-name="P1"><text:tab/>A400<text:tab/><text:tab/>b'01110000'<text:tab/><text:tab/>;0x70<text:tab/><text:tab/>@</text:p>
      <text:p text:style-name="P1"><text:tab/>A401<text:tab/><text:tab/>b'10001000'<text:tab/><text:tab/>;0x88</text:p>
      <text:p text:style-name="P1"><text:tab/>A402<text:tab/><text:tab/>b'10101000'<text:tab/><text:tab/>;0xA8</text:p>
      <text:p text:style-name="P1"><text:tab/>A403<text:tab/><text:tab/>b'10111000'<text:tab/><text:tab/>;0xB8</text:p>
      <text:p text:style-name="P1"><text:tab/>A404<text:tab/><text:tab/>b'10100000'<text:tab/><text:tab/>;0xA0</text:p>
      <text:p text:style-name="P1"><text:tab/>A405<text:tab/><text:tab/>b'10001000'<text:tab/><text:tab/>;0x88</text:p>
      <text:p text:style-name="P1"><text:tab/>A406<text:tab/><text:tab/>b'01110000'<text:tab/><text:tab/>;0x70</text:p>
      <text:p text:style-name="P1"><text:tab/>A407<text:tab/><text:tab/>b'00000000'<text:tab/><text:tab/>;0x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A408<text:tab/><text:tab/>b'01110000'<text:tab/><text:tab/>;0x70<text:tab/><text:tab/>A</text:p>
      <text:p text:style-name="P1"><text:tab/>A409<text:tab/><text:tab/>b'10001000'<text:tab/><text:tab/>;0x88</text:p>
      <text:p text:style-name="P1"><text:tab/>A40A<text:tab/><text:tab/>b'10001000'<text:tab/><text:tab/>;0x88</text:p>
      <text:p text:style-name="P1"><text:tab/>A40B<text:tab/><text:tab/>b'11111000'<text:tab/><text:tab/>;0xF8</text:p>
      <text:p text:style-name="P1"><text:tab/>A40C<text:tab/><text:tab/>b'10001000'<text:tab/><text:tab/>;0x88</text:p>
      <text:p text:style-name="P1"><text:tab/>A40D<text:tab/><text:tab/>b'10001000'<text:tab/><text:tab/>;0x88</text:p>
      <text:p text:style-name="P1"><text:tab/>A40E<text:tab/><text:tab/>b'10001000'<text:tab/><text:tab/>;0x88</text:p>
      <text:p text:style-name="P1"><text:tab/>A40F<text:tab/><text:tab/>b'00000000'<text:tab/><text:tab/>;0x00</text:p>
      <text:p text:style-name="P1"/>
      <text:p text:style-name="P1"><text:tab/>A410<text:tab/><text:tab/>b'11110000'<text:tab/><text:tab/>;0xF0<text:tab/><text:tab/>B</text:p>
      <text:p text:style-name="P1"><text:tab/>A411<text:tab/><text:tab/>b'10001000'<text:tab/><text:tab/>;0x88</text:p>
      <text:p text:style-name="P1"><text:tab/>A412<text:tab/><text:tab/>b'10001000'<text:tab/><text:tab/>;0x88</text:p>
      <text:p text:style-name="P1"><text:tab/>A413<text:tab/><text:tab/>b'11110000'<text:tab/><text:tab/>;0xF0</text:p>
      <text:p text:style-name="P1"><text:tab/>A414<text:tab/><text:tab/>b'10001000'<text:tab/><text:tab/>;0x88</text:p>
      <text:p text:style-name="P1"><text:tab/>A415<text:tab/><text:tab/>b'10001000'<text:tab/><text:tab/>;0x88</text:p>
      <text:p text:style-name="P1"><text:tab/>A416<text:tab/><text:tab/>b'11110000'<text:tab/><text:tab/>;0xF0</text:p>
      <text:p text:style-name="P1"><text:tab/>A417<text:tab/><text:tab/>b'00000000'<text:tab/><text:tab/>;0x00</text:p>
      <text:p text:style-name="P1"/>
      <text:p text:style-name="P1"><text:tab/>A418<text:tab/><text:tab/>b'01110000'<text:tab/><text:tab/>;0x70<text:tab/><text:tab/>C</text:p>
      <text:p text:style-name="P1"><text:tab/>A419<text:tab/><text:tab/>b'10001000'<text:tab/><text:tab/>;0x88</text:p>
      <text:p text:style-name="P1"><text:tab/>A41A<text:tab/><text:tab/>b'10000000<text:tab/><text:tab/>;0x80</text:p>
      <text:p text:style-name="P1"><text:tab/>A41B<text:tab/><text:tab/>b'10000000'<text:tab/><text:tab/>;0x80</text:p>
      <text:p text:style-name="P1"><text:tab/>A41C<text:tab/><text:tab/>b'10000000'<text:tab/><text:tab/>;0x80</text:p>
      <text:p text:style-name="P1"><text:tab/>A41D<text:tab/><text:tab/>b'10001000'<text:tab/><text:tab/>;0x88</text:p>
      <text:p text:style-name="P1"><text:tab/>A41E<text:tab/><text:tab/>b'01110000'<text:tab/><text:tab/>;0x70</text:p>
      <text:p text:style-name="P1"><text:tab/>A41F<text:tab/><text:tab/>b'00000000'<text:tab/><text:tab/>;0x00</text:p>
      <text:p text:style-name="P1"/>
      <text:p text:style-name="P1"><text:tab/>A420<text:tab/><text:tab/>b'11110000'<text:tab/><text:tab/>;0xF0<text:tab/><text:tab/>D</text:p>
      <text:p text:style-name="P1"><text:tab/>A421<text:tab/><text:tab/>b'10001000'<text:tab/><text:tab/>;0x88</text:p>
      <text:p text:style-name="P1"><text:tab/>A422<text:tab/><text:tab/>b'10001000'<text:tab/><text:tab/>;0x88</text:p>
      <text:p text:style-name="P1"><text:tab/>A423<text:tab/><text:tab/>b'10001000'<text:tab/><text:tab/>;0x88</text:p>
      <text:p text:style-name="P1"><text:tab/>A424<text:tab/><text:tab/>b'10001000'<text:tab/><text:tab/>;0x88</text:p>
      <text:p text:style-name="P1"><text:tab/>A425<text:tab/><text:tab/>b'10001000'<text:tab/><text:tab/>;0x88</text:p>
      <text:p text:style-name="P1"><text:tab/>A426<text:tab/><text:tab/>b'11110000'<text:tab/><text:tab/>'0xF0</text:p>
      <text:p text:style-name="P1"><text:tab/>A427<text:tab/><text:tab/>b'00000000'<text:tab/><text:tab/>;0x00</text:p>
      <text:p text:style-name="P1"/>
      <text:p text:style-name="P1"><text:tab/>A428<text:tab/><text:tab/>b'11111000'<text:tab/><text:tab/>;0xF8<text:tab/><text:tab/>E</text:p>
      <text:p text:style-name="P1"><text:tab/>A429<text:tab/><text:tab/>b'10000000'<text:tab/><text:tab/>;0x80</text:p>
      <text:p text:style-name="P1"><text:tab/>A42A<text:tab/><text:tab/>b'10000000'<text:tab/><text:tab/>;0x80</text:p>
      <text:p text:style-name="P1"><text:tab/>A42B<text:tab/><text:tab/>b'11110000'<text:tab/><text:tab/>;0xF0</text:p>
      <text:p text:style-name="P1"><text:tab/>A42C<text:tab/><text:tab/>b'10000000'<text:tab/><text:tab/>;0x80</text:p>
      <text:p text:style-name="P1"><text:tab/>A42D<text:tab/><text:tab/>b'10000000'<text:tab/><text:tab/>;0x80</text:p>
      <text:p text:style-name="P1"><text:tab/>A42E<text:tab/><text:tab/>b'11111000'<text:tab/><text:tab/>;0xF8</text:p>
      <text:p text:style-name="P1"><text:tab/>A42F<text:tab/><text:tab/>b'00000000'<text:tab/><text:tab/>;0x00</text:p>
      <text:p text:style-name="P1"/>
      <text:p text:style-name="P1"><text:tab/>A430<text:tab/><text:tab/>b'11111000'<text:tab/><text:tab/>;0xF8<text:tab/><text:tab/>F</text:p>
      <text:p text:style-name="P1"><text:tab/>A431<text:tab/><text:tab/>b'10000000'<text:tab/><text:tab/>;0x80</text:p>
      <text:p text:style-name="P1"><text:tab/>A432<text:tab/><text:tab/>b'10000000'<text:tab/><text:tab/>;0x80</text:p>
      <text:p text:style-name="P1"><text:tab/>A433<text:tab/><text:tab/>b'11110000'<text:tab/><text:tab/>;0xF0</text:p>
      <text:p text:style-name="P1"><text:tab/>A434<text:tab/><text:tab/>b'10000000'<text:tab/><text:tab/>;0x80</text:p>
      <text:p text:style-name="P1"><text:tab/>A435<text:tab/><text:tab/>b'10000000'<text:tab/><text:tab/>;0x80</text:p>
      <text:p text:style-name="P1"><text:tab/>A436<text:tab/><text:tab/>b'10000000'<text:tab/><text:tab/>;0x80</text:p>
      <text:p text:style-name="P1"><text:tab/>A437<text:tab/><text:tab/>b'00000000'<text:tab/><text:tab/>;0x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A438<text:tab/><text:tab/>b'01110000'<text:tab/><text:tab/>;0x70<text:tab/><text:tab/>G</text:p>
      <text:p text:style-name="P1"><text:tab/>A439<text:tab/><text:tab/>b'10001000'<text:tab/><text:tab/>;0x88</text:p>
      <text:p text:style-name="P1"><text:tab/>A43A<text:tab/><text:tab/>b'10000000'<text:tab/><text:tab/>;0x80</text:p>
      <text:p text:style-name="P1"><text:tab/>A43B<text:tab/><text:tab/>b'10111000'<text:tab/><text:tab/>;0xB8</text:p>
      <text:p text:style-name="P1"><text:tab/>A43C<text:tab/><text:tab/>b'10001000'<text:tab/><text:tab/>;0x88</text:p>
      <text:p text:style-name="P1"><text:tab/>A43D<text:tab/><text:tab/>b'10001000'<text:tab/><text:tab/>;0x88</text:p>
      <text:p text:style-name="P1"><text:tab/>A43E<text:tab/><text:tab/>b'01110000'<text:tab/><text:tab/>;0x70</text:p>
      <text:p text:style-name="P1"><text:tab/>A43F<text:tab/><text:tab/>b'00000000'<text:tab/><text:tab/>;0x00</text:p>
      <text:p text:style-name="P1"/>
      <text:p text:style-name="P1"><text:tab/>A440<text:tab/><text:tab/>b'10001000'<text:tab/><text:tab/>;0x88<text:tab/><text:tab/>H</text:p>
      <text:p text:style-name="P1"><text:tab/>A441<text:tab/><text:tab/>b'10001000'<text:tab/><text:tab/>;0x88</text:p>
      <text:p text:style-name="P1"><text:tab/>A442<text:tab/><text:tab/>b'10001000'<text:tab/><text:tab/>;0x88</text:p>
      <text:p text:style-name="P1"><text:tab/>A443<text:tab/><text:tab/>b'11111000'<text:tab/><text:tab/>;0xF8</text:p>
      <text:p text:style-name="P1"><text:tab/>A444<text:tab/><text:tab/>b'10001000<text:tab/><text:tab/>;0x88</text:p>
      <text:p text:style-name="P1"><text:tab/>A445<text:tab/><text:tab/>b'10001000<text:tab/><text:tab/>;0x88</text:p>
      <text:p text:style-name="P1"><text:tab/>A446<text:tab/><text:tab/>b'10001000<text:tab/><text:tab/>;0x88</text:p>
      <text:p text:style-name="P1"><text:tab/>A447<text:tab/><text:tab/>b'00000000'<text:tab/><text:tab/>;0x00</text:p>
      <text:p text:style-name="P1"/>
      <text:p text:style-name="P1"><text:tab/>A448<text:tab/><text:tab/>b'01110000'<text:tab/><text:tab/>;0x70<text:tab/><text:tab/> <text:s/>I</text:p>
      <text:p text:style-name="P1"><text:tab/>A449<text:tab/><text:tab/>b'00100000'<text:tab/><text:tab/>;0x20</text:p>
      <text:p text:style-name="P1"><text:tab/>A44A<text:tab/><text:tab/>b'00100000'<text:tab/><text:tab/>;0x20</text:p>
      <text:p text:style-name="P1"><text:tab/>A44B<text:tab/><text:tab/>b'00100000'<text:tab/><text:tab/>;0x20</text:p>
      <text:p text:style-name="P1"><text:tab/>A44C<text:tab/><text:tab/>b'00100000'<text:tab/><text:tab/>;0x20</text:p>
      <text:p text:style-name="P1"><text:tab/>A44D<text:tab/><text:tab/>b'00100000'<text:tab/><text:tab/>;0x20</text:p>
      <text:p text:style-name="P1"><text:tab/>A44E<text:tab/><text:tab/>b'01110000'<text:tab/><text:tab/>;0x70</text:p>
      <text:p text:style-name="P1"><text:tab/>A44F<text:tab/><text:tab/>b'00000000'<text:tab/><text:tab/>;0x00</text:p>
      <text:p text:style-name="P1"/>
      <text:p text:style-name="P1"><text:tab/>A450<text:tab/><text:tab/>b'00111000'<text:tab/><text:tab/>;0x38<text:tab/><text:tab/>J</text:p>
      <text:p text:style-name="P1"><text:tab/>A451<text:tab/><text:tab/>b'00010000'<text:tab/><text:tab/>;0x10</text:p>
      <text:p text:style-name="P1"><text:tab/>A452<text:tab/><text:tab/>b'00010000'<text:tab/><text:tab/>;0x10</text:p>
      <text:p text:style-name="P1"><text:tab/>A453<text:tab/><text:tab/>b'00010000'<text:tab/><text:tab/>;0x10</text:p>
      <text:p text:style-name="P1"><text:tab/>A454<text:tab/><text:tab/>b'00010000'<text:tab/><text:tab/>;0x10</text:p>
      <text:p text:style-name="P1"><text:tab/>A455<text:tab/><text:tab/>b'10010000'<text:tab/><text:tab/>;0x90</text:p>
      <text:p text:style-name="P1"><text:tab/>A456<text:tab/><text:tab/>b'01100000'<text:tab/><text:tab/>;0x60</text:p>
      <text:p text:style-name="P1"><text:tab/>A457<text:tab/><text:tab/>b'00000000'<text:tab/><text:tab/>;0x00</text:p>
      <text:p text:style-name="P1"/>
      <text:p text:style-name="P1"><text:tab/>A458<text:tab/><text:tab/>b'10001000'<text:tab/><text:tab/>;0x88<text:tab/><text:tab/>K</text:p>
      <text:p text:style-name="P1"><text:tab/>A459<text:tab/><text:tab/>b'10010000'<text:tab/><text:tab/>;0x90</text:p>
      <text:p text:style-name="P1"><text:tab/>A45A<text:tab/><text:tab/>b'10100000'<text:tab/><text:tab/>;0xA0</text:p>
      <text:p text:style-name="P1"><text:tab/>A45B<text:tab/><text:tab/>b'11000000'<text:tab/><text:tab/>;0xC0</text:p>
      <text:p text:style-name="P1"><text:tab/>A45C<text:tab/><text:tab/>b'10100000'<text:tab/><text:tab/>;0xA0</text:p>
      <text:p text:style-name="P1"><text:tab/>A45D<text:tab/><text:tab/>b'10010000'<text:tab/><text:tab/>;0x90</text:p>
      <text:p text:style-name="P1"><text:tab/>A45E<text:tab/><text:tab/>b'10001000'<text:tab/><text:tab/>;0x88</text:p>
      <text:p text:style-name="P1"><text:tab/>A45F<text:tab/><text:tab/>b'00000000'<text:tab/><text:tab/>;0x00</text:p>
      <text:p text:style-name="P1"/>
      <text:p text:style-name="P1"><text:tab/>A460<text:tab/><text:tab/>b'10000000'<text:tab/><text:tab/>;0x80<text:tab/><text:tab/>L</text:p>
      <text:p text:style-name="P1"><text:tab/>A461<text:tab/><text:tab/>b'10000000'<text:tab/><text:tab/>;0x80</text:p>
      <text:p text:style-name="P1"><text:tab/>A462<text:tab/><text:tab/>b'10000000'<text:tab/><text:tab/>;0x80</text:p>
      <text:p text:style-name="P1"><text:tab/>A463<text:tab/><text:tab/>b'10000000'<text:tab/><text:tab/>;0x80</text:p>
      <text:p text:style-name="P1"><text:tab/>A464<text:tab/><text:tab/>b'10000000'<text:tab/><text:tab/>;0x80</text:p>
      <text:p text:style-name="P1"><text:tab/>A465<text:tab/><text:tab/>b'10000000'<text:tab/><text:tab/>;0x80</text:p>
      <text:p text:style-name="P1"><text:tab/>A466<text:tab/><text:tab/>b'11111000'<text:tab/><text:tab/>;0xF8</text:p>
      <text:p text:style-name="P1"><text:tab/>A467<text:tab/><text:tab/>b'00000000'<text:tab/><text:tab/>;0x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A468<text:tab/><text:tab/>b'10001000'<text:tab/><text:tab/>;0x88<text:tab/><text:tab/>M</text:p>
      <text:p text:style-name="P1"><text:tab/>A469<text:tab/><text:tab/>b'11011000'<text:tab/><text:tab/>;0xD8</text:p>
      <text:p text:style-name="P1"><text:tab/>A46A<text:tab/><text:tab/>b'10101000'<text:tab/><text:tab/>;0xA8</text:p>
      <text:p text:style-name="P1"><text:tab/>A46B<text:tab/><text:tab/>b'10101000'<text:tab/><text:tab/>;0xA8</text:p>
      <text:p text:style-name="P1"><text:tab/>A46C<text:tab/><text:tab/>b'10001000'<text:tab/><text:tab/>;0x88</text:p>
      <text:p text:style-name="P1"><text:tab/>A46D<text:tab/><text:tab/>b'10001000'<text:tab/><text:tab/>;0x88</text:p>
      <text:p text:style-name="P1"><text:tab/>A46E<text:tab/><text:tab/>b'10001000'<text:tab/><text:tab/>;0x88</text:p>
      <text:p text:style-name="P1"><text:tab/>A46F<text:tab/><text:tab/>b'00000000'<text:tab/><text:tab/>;0x00</text:p>
      <text:p text:style-name="P1"/>
      <text:p text:style-name="P1"><text:tab/>A470<text:tab/><text:tab/>b'10001000'<text:tab/><text:tab/>;0x88<text:tab/><text:tab/>N</text:p>
      <text:p text:style-name="P1"><text:tab/>A471<text:tab/><text:tab/>b'11001000'<text:tab/><text:tab/>;0xC8</text:p>
      <text:p text:style-name="P1"><text:tab/>A472<text:tab/><text:tab/>b'10101000'<text:tab/><text:tab/>;0xA8</text:p>
      <text:p text:style-name="P1"><text:tab/>A473<text:tab/><text:tab/>b'10011000'<text:tab/><text:tab/>;0x98</text:p>
      <text:p text:style-name="P1"><text:tab/>A474<text:tab/><text:tab/>b'10001000'<text:tab/><text:tab/>;0x88</text:p>
      <text:p text:style-name="P1"><text:tab/>A475<text:tab/><text:tab/>b'10001000'<text:tab/><text:tab/>;0x88</text:p>
      <text:p text:style-name="P1"><text:tab/>A476<text:tab/><text:tab/>b'10001000'<text:tab/><text:tab/>;0x88</text:p>
      <text:p text:style-name="P1"><text:tab/>A477<text:tab/><text:tab/>b'00000000'<text:tab/><text:tab/>;0x00</text:p>
      <text:p text:style-name="P1"/>
      <text:p text:style-name="P1"><text:tab/>A478<text:tab/><text:tab/>b'01110000'<text:tab/><text:tab/>;0x70<text:tab/><text:tab/>O</text:p>
      <text:p text:style-name="P1"><text:tab/>A479<text:tab/><text:tab/>b'10001000'<text:tab/><text:tab/>;0x88</text:p>
      <text:p text:style-name="P1"><text:tab/>A47A<text:tab/><text:tab/>b'10001000<text:tab/><text:tab/>;0x88</text:p>
      <text:p text:style-name="P1"><text:tab/>A47B<text:tab/><text:tab/>b'10001000<text:tab/><text:tab/>;0x88</text:p>
      <text:p text:style-name="P1"><text:tab/>A47C<text:tab/><text:tab/>b'10001000<text:tab/><text:tab/>;0x88</text:p>
      <text:p text:style-name="P1"><text:tab/>A47D<text:tab/><text:tab/>b'10001000<text:tab/><text:tab/>;0x88</text:p>
      <text:p text:style-name="P1"><text:tab/>A47E<text:tab/><text:tab/>b'01110000'<text:tab/><text:tab/>;0x70</text:p>
      <text:p text:style-name="P1"><text:tab/>A47F<text:tab/><text:tab/>b'00000000'<text:tab/><text:tab/>;0x00</text:p>
      <text:p text:style-name="P1"><text:tab/></text:p>
      <text:p text:style-name="P1"><text:tab/>A580<text:tab/><text:tab/>b'11110000'<text:tab/><text:tab/>;0xF0<text:tab/><text:tab/>P</text:p>
      <text:p text:style-name="P1"><text:tab/>A581<text:tab/><text:tab/>b'10001000'<text:tab/><text:tab/>;0x88</text:p>
      <text:p text:style-name="P1"><text:tab/>A582<text:tab/><text:tab/>b'10001000'<text:tab/><text:tab/>;0x88</text:p>
      <text:p text:style-name="P1"><text:tab/>A583<text:tab/><text:tab/>b'11110000'<text:tab/><text:tab/>;0xF0</text:p>
      <text:p text:style-name="P1"><text:tab/>A584<text:tab/><text:tab/>b'10000000'<text:tab/><text:tab/>;0x80</text:p>
      <text:p text:style-name="P1"><text:tab/>A585<text:tab/><text:tab/>b'10000000'<text:tab/><text:tab/>;0x80</text:p>
      <text:p text:style-name="P1"><text:tab/>A586<text:tab/><text:tab/>b'10000000'<text:tab/><text:tab/>;0x80</text:p>
      <text:p text:style-name="P1"><text:tab/>A587<text:tab/><text:tab/>b'00000000'<text:tab/><text:tab/>;0x00</text:p>
      <text:p text:style-name="P1"/>
      <text:p text:style-name="P1"><text:tab/>A588<text:tab/><text:tab/>b'01110000'<text:tab/><text:tab/>;0x70<text:tab/><text:tab/>Q</text:p>
      <text:p text:style-name="P1"><text:tab/>A589<text:tab/><text:tab/>b'10001000'<text:tab/><text:tab/>;0x88</text:p>
      <text:p text:style-name="P1"><text:tab/>A58A<text:tab/><text:tab/>b'10001000'<text:tab/><text:tab/>;0x88</text:p>
      <text:p text:style-name="P1"><text:tab/>A58B<text:tab/><text:tab/>b'10001000'<text:tab/><text:tab/>;0x88</text:p>
      <text:p text:style-name="P1"><text:tab/>A58C<text:tab/><text:tab/>b'10101000'<text:tab/><text:tab/>;0xA8</text:p>
      <text:p text:style-name="P1"><text:tab/>A58D<text:tab/><text:tab/>b'10010000'<text:tab/><text:tab/>;0x90</text:p>
      <text:p text:style-name="P1"><text:tab/>A58E<text:tab/><text:tab/>b'01101000'<text:tab/><text:tab/>;0x68</text:p>
      <text:p text:style-name="P1"><text:tab/>A58F<text:tab/><text:tab/>b'00000000'<text:tab/><text:tab/>;0x00</text:p>
      <text:p text:style-name="P1"/>
      <text:p text:style-name="P1"/>
      <text:p text:style-name="P1"><text:tab/>A590<text:tab/><text:tab/>b'11110000'<text:tab/><text:tab/>;0xF0<text:tab/><text:tab/>R</text:p>
      <text:p text:style-name="P1"><text:tab/>A591<text:tab/><text:tab/>b'10001000'<text:tab/><text:tab/>;0x88</text:p>
      <text:p text:style-name="P1"><text:tab/>A592<text:tab/><text:tab/>b'10001000'<text:tab/><text:tab/>;0x88</text:p>
      <text:p text:style-name="P1"><text:tab/>A593<text:tab/><text:tab/>b'11110000'<text:tab/><text:tab/>;0xF0</text:p>
      <text:p text:style-name="P1"><text:tab/>A594<text:tab/><text:tab/>b'10100000'<text:tab/><text:tab/>;0xA0</text:p>
      <text:p text:style-name="P1"><text:tab/>A595<text:tab/><text:tab/>b'10010000'<text:tab/><text:tab/>;0x90</text:p>
      <text:p text:style-name="P1"><text:tab/>A596<text:tab/><text:tab/>b'10001000'<text:tab/><text:tab/>;0x88</text:p>
      <text:p text:style-name="P1"><text:tab/>A597<text:tab/><text:tab/>b'00000000'<text:tab/><text:tab/>;0x00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A598<text:tab/><text:tab/>b'01110000'<text:tab/><text:tab/>;0x70<text:tab/><text:tab/>S</text:p>
      <text:p text:style-name="P1"><text:tab/>A599<text:tab/><text:tab/>b'10001000'<text:tab/><text:tab/>;0x88</text:p>
      <text:p text:style-name="P1"><text:tab/>A59A<text:tab/><text:tab/>b'10000000'<text:tab/><text:tab/>;0x80</text:p>
      <text:p text:style-name="P1"><text:tab/>A59B<text:tab/><text:tab/>b'01110000'<text:tab/><text:tab/>;0x70</text:p>
      <text:p text:style-name="P1"><text:tab/>A59C<text:tab/><text:tab/>b'00001000'<text:tab/><text:tab/>;0x08</text:p>
      <text:p text:style-name="P1"><text:tab/>A59D<text:tab/><text:tab/>b'10001000'<text:tab/><text:tab/>;0x88</text:p>
      <text:p text:style-name="P1"><text:tab/>A59E<text:tab/><text:tab/>b'01110000'<text:tab/><text:tab/>;0x70</text:p>
      <text:p text:style-name="P1"><text:tab/>A59F<text:tab/><text:tab/>b'00000000'<text:tab/><text:tab/>;0x00</text:p>
      <text:p text:style-name="P1"/>
      <text:p text:style-name="P1"><text:tab/>A5A0<text:tab/><text:tab/>b'11111000'<text:tab/><text:tab/>;0xF8<text:tab/><text:tab/>T</text:p>
      <text:p text:style-name="P1"><text:tab/>A5A1<text:tab/><text:tab/>b'00100000'<text:tab/><text:tab/>;0x20</text:p>
      <text:p text:style-name="P1"><text:tab/>A5A2<text:tab/><text:tab/>b'00100000'<text:tab/><text:tab/>;0x20</text:p>
      <text:p text:style-name="P1"><text:tab/>A5A3<text:tab/><text:tab/>b'00100000'<text:tab/><text:tab/>;0x20</text:p>
      <text:p text:style-name="P1"><text:tab/>A5A4<text:tab/><text:tab/>b'00100000'<text:tab/><text:tab/>;0x20</text:p>
      <text:p text:style-name="P1"><text:tab/>A5A5<text:tab/><text:tab/>b'00100000'<text:tab/><text:tab/>;0x20</text:p>
      <text:p text:style-name="P1"><text:tab/>A5A6<text:tab/><text:tab/>b'00100000'<text:tab/><text:tab/>;0x20</text:p>
      <text:p text:style-name="P1"><text:tab/>A5A7<text:tab/><text:tab/>b'00100000'<text:tab/><text:tab/>;0x00</text:p>
      <text:p text:style-name="P1"/>
      <text:p text:style-name="P1"><text:tab/>A5A8<text:tab/><text:tab/>b'10001000'<text:tab/><text:tab/>;0x88<text:tab/><text:tab/>U</text:p>
      <text:p text:style-name="P1"><text:tab/>A5A9<text:tab/><text:tab/>b'10001000'<text:tab/><text:tab/>;0x88</text:p>
      <text:p text:style-name="P1"><text:tab/>A5AA<text:tab/><text:tab/>b'10001000'<text:tab/><text:tab/>;0x88</text:p>
      <text:p text:style-name="P1"><text:tab/>A5AB<text:tab/><text:tab/>b'10001000'<text:tab/><text:tab/>;0x88</text:p>
      <text:p text:style-name="P1"><text:tab/>A5AC<text:tab/><text:tab/>b'10001000'<text:tab/><text:tab/>;0x88</text:p>
      <text:p text:style-name="P1"><text:tab/>A5AD<text:tab/><text:tab/>b'10001000'<text:tab/><text:tab/>;0x88</text:p>
      <text:p text:style-name="P1"><text:tab/>A5AE<text:tab/><text:tab/>b'01110000'<text:tab/><text:tab/>;0x70</text:p>
      <text:p text:style-name="P1"><text:tab/>A5AF<text:tab/><text:tab/>b'00000000'<text:tab/><text:tab/>;0x00</text:p>
      <text:p text:style-name="P1"/>
      <text:p text:style-name="P1"><text:tab/>A5B0<text:tab/><text:tab/>b'10001000'<text:tab/><text:tab/>;0x88<text:tab/><text:tab/>V</text:p>
      <text:p text:style-name="P1"><text:tab/>A5B1<text:tab/><text:tab/>b'10001000'<text:tab/><text:tab/>;0x88</text:p>
      <text:p text:style-name="P1"><text:tab/>A5B2<text:tab/><text:tab/>b'10001000'<text:tab/><text:tab/>;0x88</text:p>
      <text:p text:style-name="P1"><text:tab/>A5B3<text:tab/><text:tab/>b'10001000'<text:tab/><text:tab/>;0x88</text:p>
      <text:p text:style-name="P1"><text:tab/>A5B4<text:tab/><text:tab/>b'01010000'<text:tab/><text:tab/>;0x50</text:p>
      <text:p text:style-name="P1"><text:tab/>A5B5<text:tab/><text:tab/>b'01010000'<text:tab/><text:tab/>;0x50</text:p>
      <text:p text:style-name="P1"><text:tab/>A5B6<text:tab/><text:tab/>b'00100000'<text:tab/><text:tab/>;0x20</text:p>
      <text:p text:style-name="P1"><text:tab/>A5B7<text:tab/><text:tab/>b'00000000'<text:tab/><text:tab/>;0x00</text:p>
      <text:p text:style-name="P1"/>
      <text:p text:style-name="P1"><text:tab/>A5B8<text:tab/><text:tab/>b'10001000'<text:tab/><text:tab/>;0x88<text:tab/><text:tab/>W</text:p>
      <text:p text:style-name="P1"><text:tab/>A5B9<text:tab/><text:tab/>b'10001000'<text:tab/><text:tab/>;0x88</text:p>
      <text:p text:style-name="P1"><text:tab/>A5BA<text:tab/><text:tab/>b'10001000'<text:tab/><text:tab/>;0x88</text:p>
      <text:p text:style-name="P1"><text:tab/>A5BB<text:tab/><text:tab/>b'10101000'<text:tab/><text:tab/>;0xA8</text:p>
      <text:p text:style-name="P1"><text:tab/>A5BC<text:tab/><text:tab/>b'10101000'<text:tab/><text:tab/>;0xA8</text:p>
      <text:p text:style-name="P1"><text:tab/>A5BD<text:tab/><text:tab/>b'10101000'<text:tab/><text:tab/>;0xA8</text:p>
      <text:p text:style-name="P1"><text:tab/>A5BE<text:tab/><text:tab/>b'01010000'<text:tab/><text:tab/>;0x50</text:p>
      <text:p text:style-name="P1"><text:tab/>A5BF<text:tab/><text:tab/>b'00000000'<text:tab/><text:tab/>;0x00</text:p>
      <text:p text:style-name="P1"/>
      <text:p text:style-name="P1"><text:tab/>A5C0<text:tab/><text:tab/>b'10001000'<text:tab/><text:tab/>;0x88<text:tab/><text:tab/>X</text:p>
      <text:p text:style-name="P1"><text:tab/>A5C1<text:tab/><text:tab/>b'10001000'<text:tab/><text:tab/>;0x88</text:p>
      <text:p text:style-name="P1"><text:tab/>A5C2<text:tab/><text:tab/>b'01010000'<text:tab/><text:tab/>;0x50</text:p>
      <text:p text:style-name="P1"><text:tab/>A5C3<text:tab/><text:tab/>b'00100000'<text:tab/><text:tab/>;0x20</text:p>
      <text:p text:style-name="P1"><text:tab/>A5C4<text:tab/><text:tab/>b'01010000'<text:tab/><text:tab/>;0x50</text:p>
      <text:p text:style-name="P1"><text:tab/>A5C5<text:tab/><text:tab/>b'10001000'<text:tab/><text:tab/>;0x88</text:p>
      <text:p text:style-name="P1"><text:tab/>A5C6<text:tab/><text:tab/>b'10001000'<text:tab/><text:tab/>;0x88</text:p>
      <text:p text:style-name="P1"><text:tab/>A5C7<text:tab/><text:tab/>b'00000000'<text:tab/><text:tab/>;0x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A5C8<text:tab/><text:tab/>b'10001000'<text:tab/><text:tab/>;0x88<text:tab/><text:tab/>Y</text:p>
      <text:p text:style-name="P1"><text:tab/>A5C9<text:tab/><text:tab/>b'10001000'<text:tab/><text:tab/>;0x88</text:p>
      <text:p text:style-name="P1"><text:tab/>A5CA<text:tab/><text:tab/>b'10001000'<text:tab/><text:tab/>;0x88</text:p>
      <text:p text:style-name="P1"><text:tab/>A5CB<text:tab/><text:tab/>b'01010000'<text:tab/><text:tab/>;0x50</text:p>
      <text:p text:style-name="P1"><text:tab/>A5CC<text:tab/><text:tab/>b'00100000'<text:tab/><text:tab/>;0x20</text:p>
      <text:p text:style-name="P1"><text:tab/>A5CD<text:tab/><text:tab/>b'00100000'<text:tab/><text:tab/>;0x20</text:p>
      <text:p text:style-name="P1"><text:tab/>A5CE<text:tab/><text:tab/>b'00100000'<text:tab/><text:tab/>;0x20</text:p>
      <text:p text:style-name="P1"><text:tab/>A5CF<text:tab/><text:tab/>b'00000000'<text:tab/><text:tab/>;0x00</text:p>
      <text:p text:style-name="P1"/>
      <text:p text:style-name="P1"><text:tab/>A5D0<text:tab/><text:tab/>b'11111000'<text:tab/><text:tab/>;0xF8<text:tab/><text:tab/>Z</text:p>
      <text:p text:style-name="P1"><text:tab/>A5D1<text:tab/><text:tab/>b'00001000'<text:tab/><text:tab/>;0x08</text:p>
      <text:p text:style-name="P1"><text:tab/>A5D2<text:tab/><text:tab/>b'00010000'<text:tab/><text:tab/>;0x10</text:p>
      <text:p text:style-name="P1"><text:tab/>A5D3<text:tab/><text:tab/>b'00100000'<text:tab/><text:tab/>;0x20</text:p>
      <text:p text:style-name="P1"><text:tab/>A5D4<text:tab/><text:tab/>b'01000000'<text:tab/><text:tab/>;0x40</text:p>
      <text:p text:style-name="P1"><text:tab/>A5D5<text:tab/><text:tab/>b'10000000'<text:tab/><text:tab/>;0x80</text:p>
      <text:p text:style-name="P1"><text:tab/>A5D6<text:tab/><text:tab/>b'11111000'<text:tab/><text:tab/>;0xF8</text:p>
      <text:p text:style-name="P1"><text:tab/>A5D7<text:tab/><text:tab/>b'00000000'<text:tab/><text:tab/>;0x00</text:p>
      <text:p text:style-name="P1"/>
      <text:p text:style-name="P1"><text:tab/>A5D8<text:tab/><text:tab/>b'00110000'<text:tab/><text:tab/>;0x30<text:tab/><text:tab/>Theta symbol.</text:p>
      <text:p text:style-name="P1"><text:tab/>A5D9<text:tab/><text:tab/>b'01001000'<text:tab/><text:tab/>;0x48</text:p>
      <text:p text:style-name="P1"><text:tab/>A5DA<text:tab/><text:tab/>b'10001000'<text:tab/><text:tab/>;0x88</text:p>
      <text:p text:style-name="P1"><text:tab/>A5DB<text:tab/><text:tab/>b'11111000'<text:tab/><text:tab/>;0xF8</text:p>
      <text:p text:style-name="P1"><text:tab/>A5DC<text:tab/><text:tab/>b'10001000'<text:tab/><text:tab/>;0x88</text:p>
      <text:p text:style-name="P1"><text:tab/>A5DD<text:tab/><text:tab/>b'10010000'<text:tab/><text:tab/>;0x90</text:p>
      <text:p text:style-name="P1"><text:tab/>A5DE<text:tab/><text:tab/>b'01100000'<text:tab/><text:tab/>;0x60</text:p>
      <text:p text:style-name="P1"><text:tab/>A5DF<text:tab/><text:tab/>b;00000000'<text:tab/><text:tab/>;0x00</text:p>
      <text:p text:style-name="P1"/>
      <text:p text:style-name="P1"><text:tab/>A5E0<text:tab/><text:tab/>b'00000000'<text:tab/><text:tab/>;0x00<text:tab/><text:tab/>\</text:p>
      <text:p text:style-name="P1"><text:tab/>A5E1<text:tab/><text:tab/>b'10000000'<text:tab/><text:tab/>;0x80</text:p>
      <text:p text:style-name="P1"><text:tab/>A5E2<text:tab/><text:tab/>b'01000000'<text:tab/><text:tab/>;0x40</text:p>
      <text:p text:style-name="P1"><text:tab/>A5E3<text:tab/><text:tab/>b'00100000'<text:tab/><text:tab/>;0x20</text:p>
      <text:p text:style-name="P1"><text:tab/>A5E4<text:tab/><text:tab/>b'00010000'<text:tab/><text:tab/>;0x10</text:p>
      <text:p text:style-name="P1"><text:tab/>A5E5<text:tab/><text:tab/>b'00001000'<text:tab/><text:tab/>;0x08</text:p>
      <text:p text:style-name="P1"><text:tab/>A5E6<text:tab/><text:tab/>b'00000000'<text:tab/><text:tab/>;0x00</text:p>
      <text:p text:style-name="P1"><text:tab/>A5E7<text:tab/><text:tab/>b'00000000'<text:tab/><text:tab/>;0x00</text:p>
      <text:p text:style-name="P1"/>
      <text:p text:style-name="P1"><text:tab/>A5E8<text:tab/><text:tab/>b'01100000'<text:tab/><text:tab/>;0x60<text:tab/><text:tab/>]</text:p>
      <text:p text:style-name="P1"><text:tab/>A5E9<text:tab/><text:tab/>b'00100000'<text:tab/><text:tab/>;0x20</text:p>
      <text:p text:style-name="P1"><text:tab/>A5EA<text:tab/><text:tab/>b'00100000'<text:tab/><text:tab/>;0x20</text:p>
      <text:p text:style-name="P1"><text:tab/>A5EB<text:tab/><text:tab/>b'00100000'<text:tab/><text:tab/>;0x20</text:p>
      <text:p text:style-name="P1"><text:tab/>A5EC<text:tab/><text:tab/>b'00100000'<text:tab/><text:tab/>;0x20</text:p>
      <text:p text:style-name="P1"><text:tab/>A5ED<text:tab/><text:tab/>b'00100000'<text:tab/><text:tab/>;0x20</text:p>
      <text:p text:style-name="P1"><text:tab/>A5EE<text:tab/><text:tab/>b'01100000'<text:tab/><text:tab/>;0x60</text:p>
      <text:p text:style-name="P1"><text:tab/>A5EF<text:tab/><text:tab/>b'00000000'<text:tab/><text:tab/>;0x00</text:p>
      <text:p text:style-name="P1"><text:tab/></text:p>
      <text:p text:style-name="P1"><text:tab/>A5F0<text:tab/><text:tab/>b'00100000'<text:tab/><text:tab/>;0x20<text:tab/><text:tab/><text:span text:style-name="T1">^</text:span></text:p>
      <text:p text:style-name="P1"><text:tab/>A5F1<text:tab/><text:tab/>b'01010000'<text:tab/><text:tab/>;0x50</text:p>
      <text:p text:style-name="P1"><text:tab/>A5F2<text:tab/><text:tab/>b'10001000'<text:tab/><text:tab/>;0x88</text:p>
      <text:p text:style-name="P1"><text:tab/>A5F3<text:tab/><text:tab/>b'00000000'<text:tab/><text:tab/>;0x00</text:p>
      <text:p text:style-name="P1"><text:tab/>A5F4<text:tab/><text:tab/>b'00000000'<text:tab/><text:tab/>;0x00</text:p>
      <text:p text:style-name="P1"><text:tab/>A5F5<text:tab/><text:tab/>b'00000000'<text:tab/><text:tab/>;0x00</text:p>
      <text:p text:style-name="P1"><text:tab/>A5F6<text:tab/><text:tab/>b'00000000'<text:tab/><text:tab/>;0x00</text:p>
      <text:p text:style-name="P1"><text:tab/>A5F7<text:tab/><text:tab/>b'00000000'<text:tab/><text:tab/>;0x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A5F8<text:tab/><text:tab/>b'00000000'<text:tab/><text:tab/>;0x00<text:tab/><text:tab/>_ <text:s text:c="2"/>Underscore.</text:p>
      <text:p text:style-name="P1"><text:tab/>A5F9<text:tab/><text:tab/>b'00000000'<text:tab/><text:tab/>;0x00</text:p>
      <text:p text:style-name="P1"><text:tab/>A5FA<text:tab/><text:tab/>b'00000000'<text:tab/><text:tab/>;0x00</text:p>
      <text:p text:style-name="P1"><text:tab/>A5FB<text:tab/><text:tab/>b'00000000'<text:tab/><text:tab/>;0x00</text:p>
      <text:p text:style-name="P1"><text:tab/>A5FC<text:tab/><text:tab/>b'00000000'<text:tab/><text:tab/>;0x00</text:p>
      <text:p text:style-name="P1"><text:tab/>A5FD<text:tab/><text:tab/>b'00000000'<text:tab/><text:tab/>0x00<text:tab/><text:tab/></text:p>
      <text:p text:style-name="P1"><text:tab/>A5FE<text:tab/><text:tab/>b'11111000'<text:tab/><text:tab/>0xF8</text:p>
      <text:p text:style-name="P1"><text:tab/>A5FF<text:tab/><text:tab/>b'00000000'<text:tab/><text:tab/>0x00</text:p>
      <text:p text:style-name="P1"/>
      <text:p text:style-name="P1"><text:tab/>A600<text:tab/><text:tab/>b'00100000'<text:tab/><text:tab/>0x20<text:tab/><text:tab/>' <text:s text:c="3"/>Apostrophe</text:p>
      <text:p text:style-name="P1"><text:tab/>A601<text:tab/><text:tab/>b'00100000'<text:tab/><text:tab/>0x20</text:p>
      <text:p text:style-name="P1"><text:tab/>A602<text:tab/><text:tab/>b'00010000'<text:tab/><text:tab/>0x10</text:p>
      <text:p text:style-name="P1"><text:tab/>A603<text:tab/><text:tab/>b'00000000'<text:tab/><text:tab/>0x00</text:p>
      <text:p text:style-name="P1"><text:tab/>A604<text:tab/><text:tab/>b'00000000'<text:tab/><text:tab/>0x00</text:p>
      <text:p text:style-name="P1"><text:tab/>A605<text:tab/><text:tab/>b'00000000'<text:tab/><text:tab/>0x00</text:p>
      <text:p text:style-name="P1"><text:tab/>A606<text:tab/><text:tab/>b'00000000'<text:tab/><text:tab/>0x00</text:p>
      <text:p text:style-name="P1"><text:tab/>A607<text:tab/><text:tab/>b'00000000'<text:tab/><text:tab/>0x00</text:p>
      <text:p text:style-name="P1"/>
      <text:p text:style-name="P1"><text:tab/>A608<text:tab/><text:tab/>b'00000000'<text:tab/><text:tab/>0x00<text:tab/><text:tab/>a</text:p>
      <text:p text:style-name="P1"><text:tab/>A609<text:tab/><text:tab/>b'00000000'<text:tab/><text:tab/>0x00</text:p>
      <text:p text:style-name="P1"><text:tab/>A60A<text:tab/><text:tab/>b'01110000'<text:tab/><text:tab/>0x70</text:p>
      <text:p text:style-name="P1"><text:tab/>A60B<text:tab/><text:tab/>b'00001000'<text:tab/><text:tab/>0x08</text:p>
      <text:p text:style-name="P1"><text:tab/>A60C<text:tab/><text:tab/>b'01110000'<text:tab/><text:tab/>0x78</text:p>
      <text:p text:style-name="P1"><text:tab/>A60D<text:tab/><text:tab/>b'10001000'<text:tab/><text:tab/>0x88</text:p>
      <text:p text:style-name="P1"><text:tab/>A60E<text:tab/><text:tab/>b'01111000'<text:tab/><text:tab/>0x78</text:p>
      <text:p text:style-name="P1"><text:tab/>A60F<text:tab/><text:tab/>b'00000000'<text:tab/><text:tab/>0x00</text:p>
      <text:p text:style-name="P1"/>
      <text:p text:style-name="P1"><text:tab/>A610<text:tab/><text:tab/>b'10000000'<text:tab/><text:tab/>0x80<text:tab/><text:tab/>b</text:p>
      <text:p text:style-name="P1"><text:tab/>A611<text:tab/><text:tab/>b'10000000'<text:tab/><text:tab/>0x80</text:p>
      <text:p text:style-name="P1"><text:tab/>A612<text:tab/><text:tab/>b'10110000'<text:tab/><text:tab/>0xB0</text:p>
      <text:p text:style-name="P1"><text:tab/>A613<text:tab/><text:tab/>b'11001000'<text:tab/><text:tab/>0xC8</text:p>
      <text:p text:style-name="P1"><text:tab/>A614<text:tab/><text:tab/>b'10001000'<text:tab/><text:tab/>0x88</text:p>
      <text:p text:style-name="P1"><text:tab/>A615<text:tab/><text:tab/>b'10001000'<text:tab/><text:tab/>0x88</text:p>
      <text:p text:style-name="P1"><text:tab/>A616<text:tab/><text:tab/>b'11110000'<text:tab/><text:tab/>0xF0</text:p>
      <text:p text:style-name="P1"><text:tab/>A617<text:tab/><text:tab/>b'00000000'<text:tab/><text:tab/>0x00</text:p>
      <text:p text:style-name="P1"/>
      <text:p text:style-name="P1"><text:tab/>A618<text:tab/><text:tab/>b'00000000'<text:tab/><text:tab/>0x00<text:tab/><text:tab/>c</text:p>
      <text:p text:style-name="P1"><text:tab/>A619<text:tab/><text:tab/>b'00000000'<text:tab/><text:tab/>0x00</text:p>
      <text:p text:style-name="P1"><text:tab/>A61A<text:tab/><text:tab/>b'01110000'<text:tab/><text:tab/>0x70</text:p>
      <text:p text:style-name="P1"><text:tab/>A61B<text:tab/><text:tab/>b'10000000'<text:tab/><text:tab/>0x80</text:p>
      <text:p text:style-name="P1"><text:tab/>A61C<text:tab/><text:tab/>b'10000000'<text:tab/><text:tab/>0x80</text:p>
      <text:p text:style-name="P1"><text:tab/>A61D<text:tab/><text:tab/>b'10001000'<text:tab/><text:tab/>0x88</text:p>
      <text:p text:style-name="P1"><text:tab/>A61E<text:tab/><text:tab/>b'01110<text:tab/>000'<text:tab/><text:tab/>0x70</text:p>
      <text:p text:style-name="P1"><text:tab/>A61F<text:tab/><text:tab/>b'00000000'<text:tab/><text:tab/>0x00</text:p>
      <text:p text:style-name="P1"/>
      <text:p text:style-name="P1"><text:tab/>A620<text:tab/><text:tab/>b'00001000'<text:tab/><text:tab/>0x08<text:tab/><text:tab/>d</text:p>
      <text:p text:style-name="P1"><text:tab/>A621<text:tab/><text:tab/>b'00001000'<text:tab/><text:tab/>0x08</text:p>
      <text:p text:style-name="P1"><text:tab/>A622<text:tab/><text:tab/>b'01101000'<text:tab/><text:tab/>0x68</text:p>
      <text:p text:style-name="P1"><text:tab/>A623<text:tab/><text:tab/>b'10011000'<text:tab/><text:tab/>0x98</text:p>
      <text:p text:style-name="P1"><text:tab/>A624<text:tab/><text:tab/>b'10001000'<text:tab/><text:tab/>0x88</text:p>
      <text:p text:style-name="P1"><text:tab/>A625<text:tab/><text:tab/>b'10001000'<text:tab/><text:tab/>0x88</text:p>
      <text:p text:style-name="P1"><text:tab/>A626<text:tab/><text:tab/>b'01111000'<text:tab/><text:tab/>0x78</text:p>
      <text:p text:style-name="P1"><text:tab/>A627<text:tab/><text:tab/>b'00000000'<text:tab/><text:tab/>0x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A628<text:tab/><text:tab/>b'00000000'<text:tab/><text:tab/>0x00<text:tab/><text:tab/>e</text:p>
      <text:p text:style-name="P1"><text:tab/>A629<text:tab/><text:tab/>b'00000000'<text:tab/><text:tab/>0x00</text:p>
      <text:p text:style-name="P1"><text:tab/>A62A<text:tab/><text:tab/>b'01110000'<text:tab/><text:tab/>0x70</text:p>
      <text:p text:style-name="P1"><text:tab/>A62B<text:tab/><text:tab/>b'10001000'<text:tab/><text:tab/>0x88</text:p>
      <text:p text:style-name="P1"><text:tab/>A62C<text:tab/><text:tab/>b'11111000'<text:tab/><text:tab/>0xF8</text:p>
      <text:p text:style-name="P1"><text:tab/>A62D<text:tab/><text:tab/>b'10000000'<text:tab/><text:tab/>0x80</text:p>
      <text:p text:style-name="P1"><text:tab/>A62E<text:tab/><text:tab/>b'01111000'<text:tab/><text:tab/>0x78</text:p>
      <text:p text:style-name="P1"><text:tab/>A62F<text:tab/><text:tab/>b'00000000'<text:tab/><text:tab/>0x00</text:p>
      <text:p text:style-name="P1"/>
      <text:p text:style-name="P1"><text:tab/>A630<text:tab/><text:tab/>b'00110000'<text:tab/><text:tab/>0x30<text:tab/><text:tab/>f</text:p>
      <text:p text:style-name="P1"><text:tab/>A631<text:tab/><text:tab/>b'01001000'<text:tab/><text:tab/>0x48</text:p>
      <text:p text:style-name="P1"><text:tab/>A632<text:tab/><text:tab/>b'01000000'<text:tab/><text:tab/>0x40</text:p>
      <text:p text:style-name="P1"><text:tab/>A633<text:tab/><text:tab/>b'11100000'<text:tab/><text:tab/>0xE0</text:p>
      <text:p text:style-name="P1"><text:tab/>A634<text:tab/><text:tab/>b'01000000'<text:tab/><text:tab/>0x40</text:p>
      <text:p text:style-name="P1"><text:tab/>A635<text:tab/><text:tab/>b'01000000'<text:tab/><text:tab/>0x40</text:p>
      <text:p text:style-name="P1"><text:tab/>A636<text:tab/><text:tab/>b'01000000'<text:tab/><text:tab/>0x40</text:p>
      <text:p text:style-name="P1"><text:tab/>A637<text:tab/><text:tab/>b'00000000'<text:tab/><text:tab/>0x00</text:p>
      <text:p text:style-name="P1"/>
      <text:p text:style-name="P1"><text:tab/>A638<text:tab/><text:tab/>b'00000000'<text:tab/><text:tab/>0x00<text:tab/><text:tab/>g</text:p>
      <text:p text:style-name="P1"><text:tab/>A639<text:tab/><text:tab/>b'01111000'<text:tab/><text:tab/>0x78</text:p>
      <text:p text:style-name="P1"><text:tab/>A63A<text:tab/><text:tab/>b'10001000'<text:tab/><text:tab/>0x88</text:p>
      <text:p text:style-name="P1"><text:tab/>A63B<text:tab/><text:tab/>b'10001000'<text:tab/><text:tab/>0x88</text:p>
      <text:p text:style-name="P1"><text:tab/>A63C<text:tab/><text:tab/>b'01111000'<text:tab/><text:tab/>0x78</text:p>
      <text:p text:style-name="P1"><text:tab/>A63D<text:tab/><text:tab/>b'00001000'<text:tab/><text:tab/>0x08</text:p>
      <text:p text:style-name="P1"><text:tab/>A63E<text:tab/><text:tab/>b'01110000'<text:tab/><text:tab/>0x70</text:p>
      <text:p text:style-name="P1"><text:tab/>A63F<text:tab/><text:tab/>b'00000000'<text:tab/><text:tab/>0x00</text:p>
      <text:p text:style-name="P1"/>
      <text:p text:style-name="P1"><text:tab/>A640<text:tab/><text:tab/>b'10000000'<text:tab/><text:tab/>0x80<text:tab/><text:tab/>h</text:p>
      <text:p text:style-name="P1"><text:tab/>A641<text:tab/><text:tab/>b'10000000'<text:tab/><text:tab/>0x80</text:p>
      <text:p text:style-name="P1"><text:tab/>A642<text:tab/><text:tab/>b'10110000'<text:tab/><text:tab/>0xB0</text:p>
      <text:p text:style-name="P1"><text:tab/>A643<text:tab/><text:tab/>b'11001000'<text:tab/><text:tab/>0xC8</text:p>
      <text:p text:style-name="P1"><text:tab/>A644<text:tab/><text:tab/>b'10001000'<text:tab/><text:tab/>0x88</text:p>
      <text:p text:style-name="P1"><text:tab/>A645<text:tab/><text:tab/>b'10001000'<text:tab/><text:tab/>0x88</text:p>
      <text:p text:style-name="P1"><text:tab/>A646<text:tab/><text:tab/>b'10001000'<text:tab/><text:tab/>0x88</text:p>
      <text:p text:style-name="P1"><text:tab/>A647<text:tab/><text:tab/>b'00000000'<text:tab/><text:tab/>0x00</text:p>
      <text:p text:style-name="P1"/>
      <text:p text:style-name="P1"><text:tab/>A648<text:tab/><text:tab/>b'00000000'<text:tab/><text:tab/>0x00<text:tab/><text:tab/>i</text:p>
      <text:p text:style-name="P1"><text:tab/>A649<text:tab/><text:tab/>b'00100000'<text:tab/><text:tab/>0x20</text:p>
      <text:p text:style-name="P1"><text:tab/>A64A<text:tab/><text:tab/>b'00000000'<text:tab/><text:tab/>0x00</text:p>
      <text:p text:style-name="P1"><text:tab/>A64B<text:tab/><text:tab/>b'01100000'<text:tab/><text:tab/>0x60</text:p>
      <text:p text:style-name="P1"><text:tab/>A64C<text:tab/><text:tab/>b'00100000'<text:tab/><text:tab/>0x20</text:p>
      <text:p text:style-name="P1"><text:tab/>A64D<text:tab/><text:tab/>b'00100000'<text:tab/><text:tab/>0x20</text:p>
      <text:p text:style-name="P1"><text:tab/>A64E<text:tab/><text:tab/>b'01110000;<text:tab/><text:tab/>0x70</text:p>
      <text:p text:style-name="P1"><text:tab/>A64F<text:tab/><text:tab/>b'00000000'<text:tab/><text:tab/>0x00</text:p>
      <text:p text:style-name="P1"/>
      <text:p text:style-name="P1"><text:tab/>A650<text:tab/><text:tab/>b'00010000'<text:tab/><text:tab/>0x10<text:tab/><text:tab/>j</text:p>
      <text:p text:style-name="P1"><text:tab/>A651<text:tab/><text:tab/>b'00000000'<text:tab/><text:tab/>0x00</text:p>
      <text:p text:style-name="P1"><text:tab/>A652<text:tab/><text:tab/>b'00110000'<text:tab/><text:tab/>0x30</text:p>
      <text:p text:style-name="P1"><text:tab/>A653<text:tab/><text:tab/>b'00010000'<text:tab/><text:tab/>0x10</text:p>
      <text:p text:style-name="P1"><text:tab/>A654<text:tab/><text:tab/>b'00010000'<text:tab/><text:tab/>0x10</text:p>
      <text:p text:style-name="P1"><text:tab/>A655<text:tab/><text:tab/>b'10010000'<text:tab/><text:tab/>0x90</text:p>
      <text:p text:style-name="P1"><text:tab/>A656<text:tab/><text:tab/>b'01100000'<text:tab/><text:tab/>0x60</text:p>
      <text:p text:style-name="P1"><text:tab/>A657<text:tab/><text:tab/>b'00000000'<text:tab/><text:tab/>0x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A658<text:tab/><text:tab/>b'10000000'<text:tab/><text:tab/>0x80<text:tab/><text:tab/>k</text:p>
      <text:p text:style-name="P1"><text:tab/>A659<text:tab/><text:tab/>b'10000000'<text:tab/><text:tab/>0x80</text:p>
      <text:p text:style-name="P1"><text:tab/>A65A<text:tab/><text:tab/>b'10010000'<text:tab/><text:tab/>0x90</text:p>
      <text:p text:style-name="P1"><text:tab/>A65B<text:tab/><text:tab/>b'10100000'<text:tab/><text:tab/>0xA0</text:p>
      <text:p text:style-name="P1"><text:tab/>A65C<text:tab/><text:tab/>b'11000000'<text:tab/><text:tab/>0xC0</text:p>
      <text:p text:style-name="P1"><text:tab/>A65D<text:tab/><text:tab/>b'10100000'<text:tab/><text:tab/>0xA0</text:p>
      <text:p text:style-name="P1"><text:tab/>A65E<text:tab/><text:tab/>b'10010000'<text:tab/><text:tab/>0x90</text:p>
      <text:p text:style-name="P1"><text:tab/>A65F<text:tab/><text:tab/>b'00000000'<text:tab/><text:tab/>0x00</text:p>
      <text:p text:style-name="P1"/>
      <text:p text:style-name="P1"><text:tab/>A660<text:tab/><text:tab/>b'01100000'<text:tab/><text:tab/>0x60<text:tab/><text:tab/>l</text:p>
      <text:p text:style-name="P1"><text:tab/>A661<text:tab/><text:tab/>b'00100000'<text:tab/><text:tab/>0x20</text:p>
      <text:p text:style-name="P1"><text:tab/>A662<text:tab/><text:tab/>b'00100000'<text:tab/><text:tab/>0x20</text:p>
      <text:p text:style-name="P1"><text:tab/>A663<text:tab/><text:tab/>b'00100000'<text:tab/><text:tab/>0x20</text:p>
      <text:p text:style-name="P1"><text:tab/>A664<text:tab/><text:tab/>b'00100000'<text:tab/><text:tab/>0x20</text:p>
      <text:p text:style-name="P1"><text:tab/>A665<text:tab/><text:tab/>b'00100000'<text:tab/><text:tab/>0x20</text:p>
      <text:p text:style-name="P1"><text:tab/>A666<text:tab/><text:tab/>b'01110000'<text:tab/><text:tab/>0x70</text:p>
      <text:p text:style-name="P1"><text:tab/>A667<text:tab/><text:tab/>b'00000000'<text:tab/><text:tab/>0x00</text:p>
      <text:p text:style-name="P1"/>
      <text:p text:style-name="P1"><text:tab/>A668<text:tab/><text:tab/>b'00000000'<text:tab/><text:tab/>0x00<text:tab/><text:tab/>m</text:p>
      <text:p text:style-name="P1"><text:tab/>A669<text:tab/><text:tab/>b'00000000'<text:tab/><text:tab/>0x00</text:p>
      <text:p text:style-name="P1"><text:tab/>A66A<text:tab/><text:tab/>b'11010000'<text:tab/><text:tab/>0xD0</text:p>
      <text:p text:style-name="P1"><text:tab/>A66B<text:tab/><text:tab/>b'10101000'<text:tab/><text:tab/>0xA8</text:p>
      <text:p text:style-name="P1"><text:tab/>A66C<text:tab/><text:tab/>b'10101000'<text:tab/><text:tab/>0xA8</text:p>
      <text:p text:style-name="P1"><text:tab/>A66D<text:tab/><text:tab/>b'10001000'<text:tab/><text:tab/>0x88</text:p>
      <text:p text:style-name="P1"><text:tab/>A66E<text:tab/><text:tab/>b'10001000'<text:tab/><text:tab/>0x88</text:p>
      <text:p text:style-name="P1"><text:tab/>A66F<text:tab/><text:tab/>b'00000000'<text:tab/><text:tab/>0x00</text:p>
      <text:p text:style-name="P1"/>
      <text:p text:style-name="P1"><text:tab/>A670<text:tab/><text:tab/>b'00000000'<text:tab/><text:tab/>0x00<text:tab/><text:tab/>n</text:p>
      <text:p text:style-name="P1"><text:tab/>A671<text:tab/><text:tab/>b'00000000'<text:tab/><text:tab/>0x00</text:p>
      <text:p text:style-name="P1"><text:tab/>A672<text:tab/><text:tab/>b'10110000'<text:tab/><text:tab/>0xB0</text:p>
      <text:p text:style-name="P1"><text:tab/>A673<text:tab/><text:tab/>b'11001000'<text:tab/><text:tab/>0xC8</text:p>
      <text:p text:style-name="P1"><text:tab/>A674<text:tab/><text:tab/>b'10001000'<text:tab/><text:tab/>0x88</text:p>
      <text:p text:style-name="P1"><text:tab/>A675<text:tab/><text:tab/>b'10001000'<text:tab/><text:tab/>0x88</text:p>
      <text:p text:style-name="P1"><text:tab/>A676<text:tab/><text:tab/>b'10001000<text:tab/><text:tab/>0x88</text:p>
      <text:p text:style-name="P1"><text:tab/>A677<text:tab/><text:tab/>b'00000000'<text:tab/><text:tab/>0x00</text:p>
      <text:p text:style-name="P1"/>
      <text:p text:style-name="P1"><text:tab/>A678<text:tab/><text:tab/>b'00000000'<text:tab/><text:tab/>0x00<text:tab/><text:tab/>o</text:p>
      <text:p text:style-name="P1"><text:tab/>A679<text:tab/><text:tab/>b'00000000'<text:tab/><text:tab/>0x00</text:p>
      <text:p text:style-name="P1"><text:tab/>A67A<text:tab/><text:tab/>b'01110000'<text:tab/><text:tab/>0x70</text:p>
      <text:p text:style-name="P1"><text:tab/>A67B<text:tab/><text:tab/>b'10001000'<text:tab/><text:tab/>0x88</text:p>
      <text:p text:style-name="P1"><text:tab/>A67C<text:tab/><text:tab/>b'10001000'<text:tab/><text:tab/>0x88</text:p>
      <text:p text:style-name="P1"><text:tab/>A67D<text:tab/><text:tab/>b'10001000'<text:tab/><text:tab/>0x88</text:p>
      <text:p text:style-name="P1"><text:tab/>A67E<text:tab/><text:tab/>b'01110000'<text:tab/><text:tab/>0x70</text:p>
      <text:p text:style-name="P1"><text:tab/>A67F<text:tab/><text:tab/>b'00000000'<text:tab/><text:tab/>0x00</text:p>
      <text:p text:style-name="P1"/>
      <text:p text:style-name="P1"><text:tab/>A780<text:tab/><text:tab/>b'00000000'<text:tab/><text:tab/>0x00<text:tab/><text:tab/>p</text:p>
      <text:p text:style-name="P1"><text:tab/>A781<text:tab/><text:tab/>b'00000000'<text:tab/><text:tab/>0x00</text:p>
      <text:p text:style-name="P1"><text:tab/>A782<text:tab/><text:tab/>b'11110000'<text:tab/><text:tab/>0xF0</text:p>
      <text:p text:style-name="P1"><text:tab/>A783<text:tab/><text:tab/>b'10001000'<text:tab/><text:tab/>0x88</text:p>
      <text:p text:style-name="P1"><text:tab/>A784<text:tab/><text:tab/>b'11110000'<text:tab/><text:tab/>0xF0</text:p>
      <text:p text:style-name="P1"><text:tab/>A785<text:tab/><text:tab/>b'10000000'<text:tab/><text:tab/>0x80</text:p>
      <text:p text:style-name="P1"><text:tab/>A786<text:tab/><text:tab/>b'10000000'<text:tab/><text:tab/>0x80</text:p>
      <text:p text:style-name="P1"><text:tab/>A787<text:tab/><text:tab/>b'00000000'<text:tab/><text:tab/>0x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A788<text:tab/><text:tab/>b'00000000'<text:tab/><text:tab/>0x00<text:tab/><text:tab/>q</text:p>
      <text:p text:style-name="P1"><text:tab/>A789<text:tab/><text:tab/>b'00000000'<text:tab/><text:tab/>0x00</text:p>
      <text:p text:style-name="P1"><text:tab/>A78A<text:tab/><text:tab/>b'01101000'<text:tab/><text:tab/>0x68</text:p>
      <text:p text:style-name="P1"><text:tab/>A78B<text:tab/><text:tab/>b'10011000'<text:tab/><text:tab/>0x98</text:p>
      <text:p text:style-name="P1"><text:tab/>A78C<text:tab/><text:tab/>b'01111000'<text:tab/><text:tab/>0x78</text:p>
      <text:p text:style-name="P1"><text:tab/>A78D<text:tab/><text:tab/>b'00001000'<text:tab/><text:tab/>0x08</text:p>
      <text:p text:style-name="P1"><text:tab/>A78E<text:tab/><text:tab/>b;00001000'<text:tab/><text:tab/>0x08</text:p>
      <text:p text:style-name="P1"><text:tab/>A78F<text:tab/><text:tab/>b'00000000'<text:tab/><text:tab/>0x00</text:p>
      <text:p text:style-name="P1"/>
      <text:p text:style-name="P1"><text:tab/>A790<text:tab/><text:tab/>b'00000000'<text:tab/><text:tab/>0x00<text:tab/><text:tab/>r</text:p>
      <text:p text:style-name="P1"><text:tab/>A791<text:tab/><text:tab/>b'00000000'<text:tab/><text:tab/>0x00</text:p>
      <text:p text:style-name="P1"><text:tab/>A792<text:tab/><text:tab/>b'10110000'<text:tab/><text:tab/>0xB0</text:p>
      <text:p text:style-name="P1"><text:tab/>A793<text:tab/><text:tab/>b'11001000'<text:tab/><text:tab/>0xC8</text:p>
      <text:p text:style-name="P1"><text:tab/>A794<text:tab/><text:tab/>b'10000000'<text:tab/><text:tab/>0x80</text:p>
      <text:p text:style-name="P1"><text:tab/>A795<text:tab/><text:tab/>b'10000000'<text:tab/><text:tab/>0x80</text:p>
      <text:p text:style-name="P1"><text:tab/>A796<text:tab/><text:tab/>b'10000000'<text:tab/><text:tab/>0x80</text:p>
      <text:p text:style-name="P1"><text:tab/>A797<text:tab/><text:tab/>b'00000000'<text:tab/><text:tab/>0x00</text:p>
      <text:p text:style-name="P1"/>
      <text:p text:style-name="P1"><text:tab/>A798<text:tab/><text:tab/>b'00000000'<text:tab/><text:tab/>0x00<text:tab/><text:tab/>s</text:p>
      <text:p text:style-name="P1"><text:tab/>A799<text:tab/><text:tab/>b'00000000'<text:tab/><text:tab/>0x00</text:p>
      <text:p text:style-name="P1"><text:tab/>A79A<text:tab/><text:tab/>b'01110000'<text:tab/><text:tab/>0x70</text:p>
      <text:p text:style-name="P1"><text:tab/>A79B<text:tab/><text:tab/>b'10000000'<text:tab/><text:tab/>0x80</text:p>
      <text:p text:style-name="P1"><text:tab/>A79C<text:tab/><text:tab/>b'01110000'<text:tab/><text:tab/>0x70</text:p>
      <text:p text:style-name="P1"><text:tab/>A79D<text:tab/><text:tab/>b'00001000'<text:tab/><text:tab/>0x08</text:p>
      <text:p text:style-name="P1"><text:tab/>A79E<text:tab/><text:tab/>b'11110000'<text:tab/><text:tab/>0xF0</text:p>
      <text:p text:style-name="P1"><text:tab/>A79F<text:tab/><text:tab/>b'00000000'<text:tab/><text:tab/>0x00</text:p>
      <text:p text:style-name="P1"/>
      <text:p text:style-name="P1"><text:tab/>A7A0<text:tab/><text:tab/>b'01000000'<text:tab/><text:tab/>0x40<text:tab/><text:tab/>t</text:p>
      <text:p text:style-name="P1"><text:tab/>A7A1<text:tab/><text:tab/>b'01000000'<text:tab/><text:tab/>0x40</text:p>
      <text:p text:style-name="P1"><text:tab/>A7A2<text:tab/><text:tab/>b'11100000'<text:tab/><text:tab/>0xE0</text:p>
      <text:p text:style-name="P1"><text:tab/>A7A3<text:tab/><text:tab/>b'01000000'<text:tab/><text:tab/>0x40</text:p>
      <text:p text:style-name="P1"><text:tab/>A7A4<text:tab/><text:tab/>b'01000000'<text:tab/><text:tab/>0x40</text:p>
      <text:p text:style-name="P1"><text:tab/>A7A5<text:tab/><text:tab/>b'01001000'<text:tab/><text:tab/>0x48</text:p>
      <text:p text:style-name="P1"><text:tab/>A7A6<text:tab/><text:tab/>b'00110000'<text:tab/><text:tab/>0x30</text:p>
      <text:p text:style-name="P1"><text:tab/>A7A7<text:tab/><text:tab/>b'00000000'<text:tab/><text:tab/>0x00</text:p>
      <text:p text:style-name="P1"/>
      <text:p text:style-name="P1"><text:tab/>A7A8<text:tab/><text:tab/>b'00000000'<text:tab/><text:tab/>0x00<text:tab/><text:tab/>u</text:p>
      <text:p text:style-name="P1"><text:tab/>A7A9<text:tab/><text:tab/>b'00000000'<text:tab/><text:tab/>0x00</text:p>
      <text:p text:style-name="P1"><text:tab/>A7AA<text:tab/><text:tab/>b'10001000'<text:tab/><text:tab/>0x88</text:p>
      <text:p text:style-name="P1"><text:tab/>A7AB<text:tab/><text:tab/>b'10001000'<text:tab/><text:tab/>0x88</text:p>
      <text:p text:style-name="P1"><text:tab/>A7AC<text:tab/><text:tab/>b'10001000'<text:tab/><text:tab/>0x88</text:p>
      <text:p text:style-name="P1"><text:tab/>A7AD<text:tab/><text:tab/>b'10011000'<text:tab/><text:tab/>0x98</text:p>
      <text:p text:style-name="P1"><text:tab/>A7AE<text:tab/><text:tab/>b'01101000'<text:tab/><text:tab/>0x68</text:p>
      <text:p text:style-name="P1"><text:tab/>A7AF<text:tab/><text:tab/>b'00000000'<text:tab/><text:tab/>0x00</text:p>
      <text:p text:style-name="P1"/>
      <text:p text:style-name="P1"><text:tab/>A7B0<text:tab/><text:tab/>b'00000000'<text:tab/><text:tab/>0x00<text:tab/><text:tab/>v</text:p>
      <text:p text:style-name="P1"><text:tab/>A7B1<text:tab/><text:tab/>b'00000000'<text:tab/><text:tab/>0x00</text:p>
      <text:p text:style-name="P1"><text:tab/>A7B2<text:tab/><text:tab/>b'10001000'<text:tab/><text:tab/>0x88</text:p>
      <text:p text:style-name="P1"><text:tab/>A7B3<text:tab/><text:tab/>b'10001000'<text:tab/><text:tab/>0x88</text:p>
      <text:p text:style-name="P1"><text:tab/>A7B4<text:tab/><text:tab/>b'10001000'<text:tab/><text:tab/>0x88</text:p>
      <text:p text:style-name="P1"><text:tab/>A7B5<text:tab/><text:tab/>b'01010000'<text:tab/><text:tab/>0x50</text:p>
      <text:p text:style-name="P1"><text:tab/>A7B6<text:tab/><text:tab/>b'00100000'<text:tab/><text:tab/>0x20</text:p>
      <text:p text:style-name="P1"><text:tab/>A7B7<text:tab/><text:tab/>b'00000000'<text:tab/><text:tab/>0x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A7B8<text:tab/><text:tab/>b'00000000'<text:tab/><text:tab/>0x00<text:tab/><text:tab/>w</text:p>
      <text:p text:style-name="P1"><text:tab/>A7B9<text:tab/><text:tab/>b'00000000'<text:tab/><text:tab/>0x00</text:p>
      <text:p text:style-name="P1"><text:tab/>A7BA<text:tab/><text:tab/>b'10001000'<text:tab/><text:tab/>0x88</text:p>
      <text:p text:style-name="P1"><text:tab/>A7BB<text:tab/><text:tab/>b'10001000'<text:tab/><text:tab/>0x88</text:p>
      <text:p text:style-name="P1"><text:tab/>A7BC<text:tab/><text:tab/>b'10101000'<text:tab/><text:tab/>0xA8</text:p>
      <text:p text:style-name="P1"><text:tab/>A7BD<text:tab/><text:tab/>b'10101000'<text:tab/><text:tab/>0xA8</text:p>
      <text:p text:style-name="P1"><text:tab/>A7BE<text:tab/><text:tab/>b'01010000'<text:tab/><text:tab/>0x50</text:p>
      <text:p text:style-name="P1"><text:tab/>A7BF<text:tab/><text:tab/>b'00000000'<text:tab/><text:tab/>0x00</text:p>
      <text:p text:style-name="P1"/>
      <text:p text:style-name="P1"><text:tab/>A7C0<text:tab/><text:tab/>b'00000000'<text:tab/><text:tab/>0x00<text:tab/><text:tab/>x</text:p>
      <text:p text:style-name="P1"><text:tab/>A7C1<text:tab/><text:tab/>b'00000000'<text:tab/><text:tab/>0x00</text:p>
      <text:p text:style-name="P1"><text:tab/>A7C2<text:tab/><text:tab/>b'10001000'<text:tab/><text:tab/>0x88</text:p>
      <text:p text:style-name="P1"><text:tab/>A7C3<text:tab/><text:tab/>b'01010000'<text:tab/><text:tab/>0x50</text:p>
      <text:p text:style-name="P1"><text:tab/>A7C4<text:tab/><text:tab/>b'00100000'<text:tab/><text:tab/>0x20</text:p>
      <text:p text:style-name="P1"><text:tab/>A7C5<text:tab/><text:tab/>b'01010000'<text:tab/><text:tab/>0x50</text:p>
      <text:p text:style-name="P1"><text:tab/>A7C6<text:tab/><text:tab/>b'10001000'<text:tab/><text:tab/>0x88</text:p>
      <text:p text:style-name="P1"><text:tab/>A7C7<text:tab/><text:tab/>b'00000000'<text:tab/><text:tab/>0x00</text:p>
      <text:p text:style-name="P1"/>
      <text:p text:style-name="P1"><text:tab/>A7C8<text:tab/><text:tab/>b'00000000'<text:tab/><text:tab/>0x00<text:tab/><text:tab/>y</text:p>
      <text:p text:style-name="P1"><text:tab/>A7C9<text:tab/><text:tab/>b'00000000'<text:tab/><text:tab/>0x00</text:p>
      <text:p text:style-name="P1"><text:tab/>A7CA<text:tab/><text:tab/>b'10001000'<text:tab/><text:tab/>0x88</text:p>
      <text:p text:style-name="P1"><text:tab/>A7CB<text:tab/><text:tab/>b'10001000'<text:tab/><text:tab/>0x88</text:p>
      <text:p text:style-name="P1"><text:tab/>A7CC<text:tab/><text:tab/>b'01111000'<text:tab/><text:tab/>0x78</text:p>
      <text:p text:style-name="P1"><text:tab/>A7CD<text:tab/><text:tab/>b'00001000'<text:tab/><text:tab/>0x08</text:p>
      <text:p text:style-name="P1"><text:tab/>A7CE<text:tab/><text:tab/>b'01111000'<text:tab/><text:tab/>0x70</text:p>
      <text:p text:style-name="P1"><text:tab/>A7CF<text:tab/><text:tab/>b'00000000'<text:tab/><text:tab/>0x00</text:p>
      <text:p text:style-name="P1"/>
      <text:p text:style-name="P1"><text:tab/>A7D0<text:tab/><text:tab/>b'00000000'<text:tab/><text:tab/>0x00<text:tab/><text:tab/>z</text:p>
      <text:p text:style-name="P1"><text:tab/>A7D1<text:tab/><text:tab/>b'00000000'<text:tab/><text:tab/>0x00</text:p>
      <text:p text:style-name="P1"><text:tab/>A7D2<text:tab/><text:tab/>b'11111000'<text:tab/><text:tab/>0xF8</text:p>
      <text:p text:style-name="P1"><text:tab/>A7D3<text:tab/><text:tab/>b'00010000'<text:tab/><text:tab/>0x10</text:p>
      <text:p text:style-name="P1"><text:tab/>A7D4<text:tab/><text:tab/>b'00100000'<text:tab/><text:tab/>0x20</text:p>
      <text:p text:style-name="P1"><text:tab/>A7D5<text:tab/><text:tab/>b'01000000'<text:tab/><text:tab/>0x40</text:p>
      <text:p text:style-name="P1"><text:tab/>A7D6<text:tab/><text:tab/>b'11111000'<text:tab/><text:tab/>0xF8</text:p>
      <text:p text:style-name="P1"><text:tab/>A7D7<text:tab/><text:tab/>b'00000000'<text:tab/><text:tab/>0x00</text:p>
      <text:p text:style-name="P1"/>
      <text:p text:style-name="P1"><text:tab/>A7D8<text:tab/><text:tab/>b'00011000'<text:tab/><text:tab/>0x18<text:tab/><text:tab/>{</text:p>
      <text:p text:style-name="P1"><text:tab/>A7D9<text:tab/><text:tab/>b'00100000'<text:tab/><text:tab/>0x20</text:p>
      <text:p text:style-name="P1"><text:tab/>A7DA<text:tab/><text:tab/>b'00100000'<text:tab/><text:tab/>0x20</text:p>
      <text:p text:style-name="P1"><text:tab/>A7DB<text:tab/><text:tab/>b'01000000'<text:tab/><text:tab/>0x40</text:p>
      <text:p text:style-name="P1"><text:tab/>A7DC<text:tab/><text:tab/>b'00100000'<text:tab/><text:tab/>0x20</text:p>
      <text:p text:style-name="P1"><text:tab/>A7DD<text:tab/><text:tab/>b'00100000'<text:tab/><text:tab/>0x20</text:p>
      <text:p text:style-name="P1"><text:tab/>A7DE<text:tab/><text:tab/>b'00011000'<text:tab/><text:tab/>0x18</text:p>
      <text:p text:style-name="P1"><text:tab/>A7DF<text:tab/><text:tab/>b'00000000'<text:tab/><text:tab/>0x00</text:p>
      <text:p text:style-name="P1"/>
      <text:p text:style-name="P1"><text:tab/>A7E0<text:tab/><text:tab/>b'00100000'<text:tab/><text:tab/>0x20<text:tab/><text:tab/>|</text:p>
      <text:p text:style-name="P1"><text:tab/>A7E1<text:tab/><text:tab/>b'00100000'<text:tab/><text:tab/>0x20</text:p>
      <text:p text:style-name="P1"><text:tab/>A7E2<text:tab/><text:tab/>b'00100000'<text:tab/><text:tab/>0x20</text:p>
      <text:p text:style-name="P1"><text:tab/>A7E3<text:tab/><text:tab/>b'00100000'<text:tab/><text:tab/>0x20</text:p>
      <text:p text:style-name="P1"><text:tab/>A7E4<text:tab/><text:tab/>b'00100000'<text:tab/><text:tab/>0x20</text:p>
      <text:p text:style-name="P1"><text:tab/>A7E5<text:tab/><text:tab/>b'00100000'<text:tab/><text:tab/>0x20</text:p>
      <text:p text:style-name="P1"><text:tab/>A7E6<text:tab/><text:tab/>b'00100000'<text:tab/><text:tab/>0x20</text:p>
      <text:p text:style-name="P1"><text:tab/>A7E7<text:tab/><text:tab/>b'00000000'<text:tab/><text:tab/>0x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A7E8<text:tab/><text:tab/>b'11000000'<text:tab/><text:tab/>0xC0<text:tab/><text:tab/>}</text:p>
      <text:p text:style-name="P1"><text:tab/>A7E9<text:tab/><text:tab/>b'00100000'<text:tab/><text:tab/>0x20</text:p>
      <text:p text:style-name="P1"><text:tab/>A7EA<text:tab/><text:tab/>b'00100000'<text:tab/><text:tab/>0x20</text:p>
      <text:p text:style-name="P1"><text:tab/>A7EB<text:tab/><text:tab/>b'00010000'<text:tab/><text:tab/>0x10</text:p>
      <text:p text:style-name="P1"><text:tab/>A7EC<text:tab/><text:tab/>b'00100000'<text:tab/><text:tab/>0x20</text:p>
      <text:p text:style-name="P1"><text:tab/>A7ED<text:tab/><text:tab/>b'00100000'<text:tab/><text:tab/>0x20</text:p>
      <text:p text:style-name="P1"><text:tab/>A7EE<text:tab/><text:tab/>b'11000000'<text:tab/><text:tab/>0xC0</text:p>
      <text:p text:style-name="P1"><text:tab/>A7EF<text:tab/><text:tab/>b'00000000'<text:tab/><text:tab/>0x00</text:p>
      <text:p text:style-name="P1"/>
      <text:p text:style-name="P1"/>
      <text:p text:style-name="P1"/>
      <text:p text:style-name="P1"/>
      <text:p text:style-name="P1"><text:tab/></text:p>
      <text:p text:style-name="P1"><text:tab/></text:p>
      <text:p text:style-name="P1"/>
      <text:p text:style-name="P1"/>
      <text:p text:style-name="P1"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rif" svg:font-family="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7cm" fo:margin-bottom="0.998cm" fo:margin-left="1.122cm" fo:margin-right="1.1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30:10.93</meta:creation-date>
    <dc:date>2019-05-05T07:18:23.47</dc:date>
    <meta:editing-duration>P13DT16H21M</meta:editing-duration>
    <meta:editing-cycles>1883</meta:editing-cycles>
    <meta:generator>OpenOffice.org/3.4.1$Win32 OpenOffice.org_project/341m1$Build-9593</meta:generator>
    <meta:document-statistic meta:table-count="0" meta:image-count="0" meta:object-count="0" meta:page-count="22" meta:paragraph-count="1048" meta:word-count="2942" meta:character-count="21788"/>
  </office:meta>
</office:document-meta>
</file>